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5209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3.5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9701in" fo:break-before="auto" style:use-optimal-row-height="true"/>
    </style:style>
    <style:style style:name="ro6" style:family="table-row">
      <style:table-row-properties style:row-height="0.811in" fo:break-before="auto" style:use-optimal-row-height="true"/>
    </style:style>
    <style:style style:name="ro7" style:family="table-row">
      <style:table-row-properties style:row-height="1.1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team_number</text:p>
          </table:table-cell>
          <table:table-cell office:value-type="string" calcext:value-type="string">
            <text:p>Team_Name</text:p>
          </table:table-cell>
          <table:table-cell office:value-type="string" calcext:value-type="string">
            <text:p><text:s/>post Sat. EPA</text:p>
          </table:table-cell>
          <table:table-cell office:value-type="string" calcext:value-type="string">
            <text:p>Auto_EPA</text:p>
          </table:table-cell>
          <table:table-cell office:value-type="string" calcext:value-type="string">
            <text:p>Barge Status</text:p>
          </table:table-cell>
          <table:table-cell office:value-type="string" calcext:value-type="string">
            <text:p>Auton_Start_Positio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Match 5</text:p>
          </table:table-cell>
          <table:table-cell office:value-type="string" calcext:value-type="string">
            <text:p>allies</text:p>
          </table:table-cell>
          <table:table-cell office:value-type="string" calcext:value-type="string">
            <text:p>Grasshoppers</text:p>
          </table:table-cell>
          <table:table-cell office:value-type="float" office:value="43.4" calcext:value-type="float">
            <text:p>43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table:formula="of:=VLOOKUP([.B3];['file:///C:/Users/Adam/Documents/src/ScoutingPASS/2025/2025vtbur_team_insights.csv'#$2025vtbur_team_insights.A$1:.B$1048576];2;0)" office:value-type="string" office:string-value="Barlow Robotics" calcext:value-type="string">
            <text:p>Barlow Robotics</text:p>
          </table:table-cell>
          <table:table-cell table:style-name="ce3" table:formula="of:=VLOOKUP([.B3];['file:///C:/Users/Adam/Documents/src/ScoutingPASS/2025/2025vtbur_team_insights.csv'#$2025vtbur_team_insights.A$1:.L$1048576];6;0)" office:value-type="float" office:value="20.3" calcext:value-type="float">
            <text:p>20.3</text:p>
          </table:table-cell>
          <table:table-cell table:formula="of:=VLOOKUP([.B3];['file:///C:/Users/Adam/Documents/src/ScoutingPASS/2025/2025vtbur_team_insights.csv'#$2025vtbur_team_insights.A$1:.L$1048576];7;0)" office:value-type="float" office:value="6" calcext:value-type="float">
            <text:p>6</text:p>
          </table:table-cell>
          <table:table-cell table:number-columns-repeated="2"/>
          <table:table-cell table:formula="of:=VLOOKUP([.$B3];['file:///C:/Users/Adam/Documents/src/ScoutingPASS/2025/2025vtburData.ods'#$Sheet1.$E$1:.$Y$1048576];21;0)">
            <text:p/>
          </table:table-cell>
        </table:table-row>
        <table:table-row table:style-name="ro1">
          <table:table-cell/>
          <table:table-cell office:value-type="float" office:value="8421" calcext:value-type="float">
            <text:p>8421</text:p>
          </table:table-cell>
          <table:table-cell table:formula="of:=VLOOKUP([.B4];['file:///C:/Users/Adam/Documents/src/ScoutingPASS/2025/2025vtbur_team_insights.csv'#$2025vtbur_team_insights.A$1:.B$1048576];2;0)" office:value-type="string" office:string-value="CRUSADERS" calcext:value-type="string">
            <text:p>CRUSADERS</text:p>
          </table:table-cell>
          <table:table-cell table:style-name="ce3" table:formula="of:=VLOOKUP([.B4];['file:///C:/Users/Adam/Documents/src/ScoutingPASS/2025/2025vtbur_team_insights.csv'#$2025vtbur_team_insights.A$1:.L$1048576];6;0)" office:value-type="float" office:value="10.2" calcext:value-type="float">
            <text:p>10.2</text:p>
          </table:table-cell>
          <table:table-cell table:formula="of:=VLOOKUP([.B4];['file:///C:/Users/Adam/Documents/src/ScoutingPASS/2025/2025vtbur_team_insights.csv'#$2025vtbur_team_insights.A$1:.L$1048576];7;0)" office:value-type="float" office:value="4.3" calcext:value-type="float">
            <text:p>4.3</text:p>
          </table:table-cell>
          <table:table-cell table:number-columns-repeated="2"/>
          <table:table-cell table:formula="of:=VLOOKUP([.B4];['file:///C:/Users/Adam/Documents/src/ScoutingPASS/2025/2025vtburData.ods'#$Sheet1.E$1:.Y$1048576];21;0)">
            <text:p/>
          </table:table-cell>
        </table:table-row>
        <table:table-row table:style-name="ro1">
          <table:table-cell/>
          <table:table-cell office:value-type="string" calcext:value-type="string">
            <text:p>oponents</text:p>
          </table:table-cell>
          <table:table-cell table:number-columns-repeated="5"/>
          <table:table-cell table:formula="of:=VLOOKUP([.B5];['file:///C:/Users/Adam/Documents/src/ScoutingPASS/2025/2025vtburData.ods'#$Sheet1.E$1:.Y$1048576];21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table:formula="of:=VLOOKUP([.B6];['file:///C:/Users/Adam/Documents/src/ScoutingPASS/2025/2025vtbur_team_insights.csv'#$2025vtbur_team_insights.A$1:.B$1048576];2;0)" office:value-type="string" office:string-value="The KwarQs" calcext:value-type="string">
            <text:p>The KwarQs</text:p>
          </table:table-cell>
          <table:table-cell table:style-name="ce3" table:formula="of:=VLOOKUP([.B6];['file:///C:/Users/Adam/Documents/src/ScoutingPASS/2025/2025vtbur_team_insights.csv'#$2025vtbur_team_insights.A$1:.L$1048576];6;0)" office:value-type="float" office:value="37.1" calcext:value-type="float">
            <text:p>37.1</text:p>
          </table:table-cell>
          <table:table-cell table:formula="of:=VLOOKUP([.B6];['file:///C:/Users/Adam/Documents/src/ScoutingPASS/2025/2025vtbur_team_insights.csv'#$2025vtbur_team_insights.A$1:.L$1048576];7;0)" office:value-type="float" office:value="7.1" calcext:value-type="float">
            <text:p>7.1</text:p>
          </table:table-cell>
          <table:table-cell table:number-columns-repeated="2"/>
          <table:table-cell table:formula="of:=VLOOKUP([.B6];['file:///C:/Users/Adam/Documents/src/ScoutingPASS/2025/2025vtburData.ods'#$Sheet1.E$1:.Y$1048576];21;0)">
            <text:p/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VLOOKUP([.B7];['file:///C:/Users/Adam/Documents/src/ScoutingPASS/2025/2025vtbur_team_insights.csv'#$2025vtbur_team_insights.A$1:.B$1048576];2;0)" office:value-type="string" office:string-value="HYPER" calcext:value-type="string">
            <text:p>HYPER</text:p>
          </table:table-cell>
          <table:table-cell table:style-name="ce3" table:formula="of:=VLOOKUP([.B7];['file:///C:/Users/Adam/Documents/src/ScoutingPASS/2025/2025vtbur_team_insights.csv'#$2025vtbur_team_insights.A$1:.L$1048576];6;0)" office:value-type="float" office:value="34.5" calcext:value-type="float">
            <text:p>34.5</text:p>
          </table:table-cell>
          <table:table-cell table:formula="of:=VLOOKUP([.B7];['file:///C:/Users/Adam/Documents/src/ScoutingPASS/2025/2025vtbur_team_insights.csv'#$2025vtbur_team_insights.A$1:.L$1048576];7;0)" office:value-type="float" office:value="6.4" calcext:value-type="float">
            <text:p>6.4</text:p>
          </table:table-cell>
          <table:table-cell table:number-columns-repeated="2"/>
          <table:table-cell table:formula="of:=VLOOKUP([.B7];['file:///C:/Users/Adam/Documents/src/ScoutingPASS/2025/2025vtburData.ods'#$Sheet1.E$1:.Y$1048576];21;0)" office:value-type="string" office:string-value="Tippy when barge scoring " calcext:value-type="string">
            <text:p>Tippy when barge scoring </text:p>
          </table:table-cell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table:formula="of:=VLOOKUP([.B8];['file:///C:/Users/Adam/Documents/src/ScoutingPASS/2025/2025vtbur_team_insights.csv'#$2025vtbur_team_insights.A$1:.B$1048576];2;0)" office:value-type="string" office:string-value="Potential Energy" calcext:value-type="string">
            <text:p>Potential Energy</text:p>
          </table:table-cell>
          <table:table-cell table:style-name="ce3" table:formula="of:=VLOOKUP([.B8];['file:///C:/Users/Adam/Documents/src/ScoutingPASS/2025/2025vtbur_team_insights.csv'#$2025vtbur_team_insights.A$1:.L$1048576];6;0)" office:value-type="float" office:value="25.5" calcext:value-type="float">
            <text:p>25.5</text:p>
          </table:table-cell>
          <table:table-cell table:formula="of:=VLOOKUP([.B8];['file:///C:/Users/Adam/Documents/src/ScoutingPASS/2025/2025vtbur_team_insights.csv'#$2025vtbur_team_insights.A$1:.L$1048576];7;0)" office:value-type="float" office:value="6.6" calcext:value-type="float">
            <text:p>6.6</text:p>
          </table:table-cell>
          <table:table-cell table:number-columns-repeated="2"/>
          <table:table-cell table:formula="of:=VLOOKUP([.B8];['file:///C:/Users/Adam/Documents/src/ScoutingPASS/2025/2025vtburData.ods'#$Sheet1.E$1:.Y$1048576];21;0)" office:value-type="string" office:string-value="Pretty slow but very good with algae" calcext:value-type="string">
            <text:p>Pretty slow but very good with algae</text:p>
          </table:table-cell>
        </table:table-row>
        <table:table-row table:style-name="ro1">
          <table:table-cell table:number-columns-repeated="7"/>
          <table:table-cell table:formula="of:=VLOOKUP([.B9];['file:///C:/Users/Adam/Documents/src/ScoutingPASS/2025/2025vtburData.ods'#$Sheet1.E$1:.Y$1048576];2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Match 10 </text:p>
          </table:table-cell>
          <table:table-cell office:value-type="string" calcext:value-type="string">
            <text:p>Allies</text:p>
          </table:table-cell>
          <table:table-cell office:value-type="string" calcext:value-type="string">
            <text:p>Grasshoppers</text:p>
          </table:table-cell>
          <table:table-cell office:value-type="float" office:value="43.4" calcext:value-type="float">
            <text:p>43.4</text:p>
          </table:table-cell>
          <table:table-cell table:number-columns-repeated="3"/>
          <table:table-cell table:formula="of:=VLOOKUP([.B10];['file:///C:/Users/Adam/Documents/src/ScoutingPASS/2025/2025vtburData.ods'#$Sheet1.E$1:.Y$1048576];21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float" office:value="10066" calcext:value-type="float">
            <text:p>10066</text:p>
          </table:table-cell>
          <table:table-cell table:formula="of:=VLOOKUP([.B11];['file:///C:/Users/Adam/Documents/src/ScoutingPASS/2025/2025vtbur_team_insights.csv'#$2025vtbur_team_insights.A$1:.B$1048576];2;0)" office:value-type="string" office:string-value="CephaloSquad" calcext:value-type="string">
            <text:p>CephaloSquad</text:p>
          </table:table-cell>
          <table:table-cell table:style-name="ce3" table:formula="of:=VLOOKUP([.B11];['file:///C:/Users/Adam/Documents/src/ScoutingPASS/2025/2025vtbur_team_insights.csv'#$2025vtbur_team_insights.A$1:.L$1048576];6;0)" office:value-type="float" office:value="24.5" calcext:value-type="float">
            <text:p>24.5</text:p>
          </table:table-cell>
          <table:table-cell table:formula="of:=VLOOKUP([.B11];['file:///C:/Users/Adam/Documents/src/ScoutingPASS/2025/2025vtbur_team_insights.csv'#$2025vtbur_team_insights.A$1:.L$1048576];7;0)" office:value-type="float" office:value="4.9" calcext:value-type="float">
            <text:p>4.9</text:p>
          </table:table-cell>
          <table:table-cell table:number-columns-repeated="2"/>
          <table:table-cell table:formula="of:=VLOOKUP([.B11];['file:///C:/Users/Adam/Documents/src/ScoutingPASS/2025/2025vtburData.ods'#$Sheet1.E$1:.Y$1048576];21;0)" office:value-type="string" office:string-value="Attempts score in auto but dropped before it got to the reef, pretty low accuracy" calcext:value-type="string">
            <text:p>Attempts score in auto but dropped before it got to the reef, pretty low accuracy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formula="of:=VLOOKUP([.B12];['file:///C:/Users/Adam/Documents/src/ScoutingPASS/2025/2025vtbur_team_insights.csv'#$2025vtbur_team_insights.A$1:.B$1048576];2;0)" office:value-type="string" office:string-value="Rosie Robotics" calcext:value-type="string">
            <text:p>Rosie Robotics</text:p>
          </table:table-cell>
          <table:table-cell table:style-name="ce3" table:formula="of:=VLOOKUP([.B12];['file:///C:/Users/Adam/Documents/src/ScoutingPASS/2025/2025vtbur_team_insights.csv'#$2025vtbur_team_insights.A$1:.L$1048576];6;0)" office:value-type="float" office:value="48.8" calcext:value-type="float">
            <text:p>48.8</text:p>
          </table:table-cell>
          <table:table-cell table:formula="of:=VLOOKUP([.B12];['file:///C:/Users/Adam/Documents/src/ScoutingPASS/2025/2025vtbur_team_insights.csv'#$2025vtbur_team_insights.A$1:.L$1048576];7;0)" office:value-type="float" office:value="6.3" calcext:value-type="float">
            <text:p>6.3</text:p>
          </table:table-cell>
          <table:table-cell table:number-columns-repeated="2"/>
          <table:table-cell table:formula="of:=VLOOKUP([.B12];['file:///C:/Users/Adam/Documents/src/ScoutingPASS/2025/2025vtburData.ods'#$Sheet1.E$1:.Y$1048576];21;0)" office:value-type="string" office:string-value="Pretty good for l2 and l3" calcext:value-type="string">
            <text:p>Pretty good for l2 and l3</text:p>
          </table:table-cell>
        </table:table-row>
        <table:table-row table:style-name="ro1">
          <table:table-cell table:number-columns-repeated="7"/>
          <table:table-cell table:formula="of:=VLOOKUP([.B13];['file:///C:/Users/Adam/Documents/src/ScoutingPASS/2025/2025vtburData.ods'#$Sheet1.E$1:.Y$1048576];21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Opponents</text:p>
          </table:table-cell>
          <table:table-cell table:number-columns-repeated="5"/>
          <table:table-cell table:formula="of:=VLOOKUP([.B14];['file:///C:/Users/Adam/Documents/src/ScoutingPASS/2025/2025vtburData.ods'#$Sheet1.E$1:.Y$1048576];21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formula="of:=VLOOKUP([.B15];['file:///C:/Users/Adam/Documents/src/ScoutingPASS/2025/2025vtbur_team_insights.csv'#$2025vtbur_team_insights.A$1:.B$1048576];2;0)" office:value-type="string" office:string-value="PVC Pirates" calcext:value-type="string">
            <text:p>PVC Pirates</text:p>
          </table:table-cell>
          <table:table-cell table:style-name="ce3" table:formula="of:=VLOOKUP([.B15];['file:///C:/Users/Adam/Documents/src/ScoutingPASS/2025/2025vtbur_team_insights.csv'#$2025vtbur_team_insights.A$1:.L$1048576];6;0)" office:value-type="float" office:value="39.6" calcext:value-type="float">
            <text:p>39.6</text:p>
          </table:table-cell>
          <table:table-cell table:formula="of:=VLOOKUP([.B15];['file:///C:/Users/Adam/Documents/src/ScoutingPASS/2025/2025vtbur_team_insights.csv'#$2025vtbur_team_insights.A$1:.L$1048576];7;0)" office:value-type="float" office:value="11.4" calcext:value-type="float">
            <text:p>11.4</text:p>
          </table:table-cell>
          <table:table-cell table:number-columns-repeated="2"/>
          <table:table-cell table:formula="of:=VLOOKUP([.B15];['file:///C:/Users/Adam/Documents/src/ScoutingPASS/2025/2025vtburData.ods'#$Sheet1.E$1:.Y$1048576];21;0)">
            <text:p/>
          </table:table-cell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table:formula="of:=VLOOKUP([.B16];['file:///C:/Users/Adam/Documents/src/ScoutingPASS/2025/2025vtbur_team_insights.csv'#$2025vtbur_team_insights.A$1:.B$1048576];2;0)" office:value-type="string" office:string-value="Team Inconceivable!" calcext:value-type="string">
            <text:p>Team Inconceivable!</text:p>
          </table:table-cell>
          <table:table-cell table:style-name="ce3" table:formula="of:=VLOOKUP([.B16];['file:///C:/Users/Adam/Documents/src/ScoutingPASS/2025/2025vtbur_team_insights.csv'#$2025vtbur_team_insights.A$1:.L$1048576];6;0)" office:value-type="float" office:value="44" calcext:value-type="float">
            <text:p>44</text:p>
          </table:table-cell>
          <table:table-cell table:formula="of:=VLOOKUP([.B16];['file:///C:/Users/Adam/Documents/src/ScoutingPASS/2025/2025vtbur_team_insights.csv'#$2025vtbur_team_insights.A$1:.L$1048576];7;0)"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fast, picks alge L3&amp;4&amp;1 a little tippy when driving elevator-up deep climb</text:p>
          </table:table-cell>
        </table:table-row>
        <table:table-row table:style-name="ro1">
          <table:table-cell/>
          <table:table-cell office:value-type="float" office:value="6691" calcext:value-type="float">
            <text:p>6691</text:p>
          </table:table-cell>
          <table:table-cell table:formula="of:=VLOOKUP([.B17];['file:///C:/Users/Adam/Documents/src/ScoutingPASS/2025/2025vtbur_team_insights.csv'#$2025vtbur_team_insights.A$1:.B$1048576];2;0)" office:value-type="string" office:string-value="Torque" calcext:value-type="string">
            <text:p>Torque</text:p>
          </table:table-cell>
          <table:table-cell table:style-name="ce3" table:formula="of:=VLOOKUP([.B17];['file:///C:/Users/Adam/Documents/src/ScoutingPASS/2025/2025vtbur_team_insights.csv'#$2025vtbur_team_insights.A$1:.L$1048576];6;0)" office:value-type="float" office:value="15.7" calcext:value-type="float">
            <text:p>15.7</text:p>
          </table:table-cell>
          <table:table-cell table:formula="of:=VLOOKUP([.B17];['file:///C:/Users/Adam/Documents/src/ScoutingPASS/2025/2025vtbur_team_insights.csv'#$2025vtbur_team_insights.A$1:.L$1048576];7;0)" office:value-type="float" office:value="3.2" calcext:value-type="float">
            <text:p>3.2</text:p>
          </table:table-cell>
          <table:table-cell table:number-columns-repeated="2"/>
          <table:table-cell table:formula="of:=VLOOKUP([.B17];['file:///C:/Users/Adam/Documents/src/ScoutingPASS/2025/2025vtburData.ods'#$Sheet1.E$1:.Y$1048576];21;0)" office:value-type="string" office:string-value="Slow cycle time" calcext:value-type="string">
            <text:p>Slow cycle ti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ch 14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formula="of:=VLOOKUP([.B19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style-name="ce3" table:formula="of:=VLOOKUP([.B19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$B19];['file:///C:/Users/Adam/Documents/src/ScoutingPASS/2025/2025vtburData.ods'#$Sheet1.$E$1:.$Y$1048576];7;0)" office:value-type="string" office:string-value="Yes" calcext:value-type="string">
            <text:p>Yes</text:p>
          </table:table-cell>
          <table:table-cell table:number-columns-repeated="2"/>
          <table:table-cell table:formula="of:=VLOOKUP([.B19];['file:///C:/Users/Adam/Documents/src/ScoutingPASS/2025/2025vtburData.ods'#$Sheet1.E$1:.Y$1048576];21;0)" office:value-type="string" office:string-value="Great match" calcext:value-type="string">
            <text:p>Great match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VLOOKUP([.B20];['file:///C:/Users/Adam/Documents/src/ScoutingPASS/2025/2025vtbur_team_insights.csv'#$2025vtbur_team_insights.A$1:.B$1048576];2;0)" office:value-type="string" office:string-value="HYPER" calcext:value-type="string">
            <text:p>HYPER</text:p>
          </table:table-cell>
          <table:table-cell table:style-name="ce3" table:formula="of:=VLOOKUP([.B20];['file:///C:/Users/Adam/Documents/src/ScoutingPASS/2025/2025vtbur_team_insights.csv'#$2025vtbur_team_insights.A$1:.L$1048576];6;0)" office:value-type="float" office:value="34.5" calcext:value-type="float">
            <text:p>34.5</text:p>
          </table:table-cell>
          <table:table-cell table:formula="of:=VLOOKUP([.$B20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table:formula="of:=VLOOKUP([.B20];['file:///C:/Users/Adam/Documents/src/ScoutingPASS/2025/2025vtburData.ods'#$Sheet1.E$1:.Y$1048576];21;0)" office:value-type="string" office:string-value="Tippy when barge scoring " calcext:value-type="string">
            <text:p>Tippy when barge scoring </text:p>
          </table:table-cell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 table:formula="of:=VLOOKUP([.B21];['file:///C:/Users/Adam/Documents/src/ScoutingPASS/2025/2025vtbur_team_insights.csv'#$2025vtbur_team_insights.A$1:.B$1048576];2;0)" office:value-type="string" office:string-value="Archytas" calcext:value-type="string">
            <text:p>Archytas</text:p>
          </table:table-cell>
          <table:table-cell table:style-name="ce3" table:formula="of:=VLOOKUP([.B21];['file:///C:/Users/Adam/Documents/src/ScoutingPASS/2025/2025vtbur_team_insights.csv'#$2025vtbur_team_insights.A$1:.L$1048576];6;0)" office:value-type="float" office:value="37.1" calcext:value-type="float">
            <text:p>37.1</text:p>
          </table:table-cell>
          <table:table-cell table:formula="of:=VLOOKUP([.$B21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table:formula="of:=VLOOKUP([.B21];['file:///C:/Users/Adam/Documents/src/ScoutingPASS/2025/2025vtburData.ods'#$Sheet1.E$1:.Y$1048576];21;0)">
            <text:p/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108" calcext:value-type="float">
            <text:p>10108</text:p>
          </table:table-cell>
          <table:table-cell table:formula="of:=VLOOKUP([.B23];['file:///C:/Users/Adam/Documents/src/ScoutingPASS/2025/2025vtbur_team_insights.csv'#$2025vtbur_team_insights.A$1:.B$1048576];2;0)" office:value-type="string" office:string-value="Hazard5" calcext:value-type="string">
            <text:p>Hazard5</text:p>
          </table:table-cell>
          <table:table-cell table:style-name="ce3" table:formula="of:=VLOOKUP([.B23];['file:///C:/Users/Adam/Documents/src/ScoutingPASS/2025/2025vtbur_team_insights.csv'#$2025vtbur_team_insights.A$1:.L$1048576];6;0)" office:value-type="float" office:value="14.2" calcext:value-type="float">
            <text:p>14.2</text:p>
          </table:table-cell>
          <table:table-cell table:formula="of:=VLOOKUP([.$B23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table:formula="of:=VLOOKUP([.B23];['file:///C:/Users/Adam/Documents/src/ScoutingPASS/2025/2025vtburData.ods'#$Sheet1.E$1:.Y$1048576];21;0)" office:value-type="string" office:string-value="&quot;budget bot&quot; l1 scorer" calcext:value-type="string">
            <text:p>"budget bot" l1 scorer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formula="of:=VLOOKUP([.B24];['file:///C:/Users/Adam/Documents/src/ScoutingPASS/2025/2025vtbur_team_insights.csv'#$2025vtbur_team_insights.A$1:.B$1048576];2;0)" office:value-type="string" office:string-value="Rosie Robotics" calcext:value-type="string">
            <text:p>Rosie Robotics</text:p>
          </table:table-cell>
          <table:table-cell table:style-name="ce3" table:formula="of:=VLOOKUP([.B24];['file:///C:/Users/Adam/Documents/src/ScoutingPASS/2025/2025vtbur_team_insights.csv'#$2025vtbur_team_insights.A$1:.L$1048576];6;0)" office:value-type="float" office:value="48.8" calcext:value-type="float">
            <text:p>48.8</text:p>
          </table:table-cell>
          <table:table-cell table:formula="of:=VLOOKUP([.$B24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table:formula="of:=VLOOKUP([.B24];['file:///C:/Users/Adam/Documents/src/ScoutingPASS/2025/2025vtburData.ods'#$Sheet1.E$1:.Y$1048576];21;0)" office:value-type="string" office:string-value="Pretty good for l2 and l3" calcext:value-type="string">
            <text:p>Pretty good for l2 and l3</text:p>
          </table:table-cell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table:formula="of:=VLOOKUP([.B25];['file:///C:/Users/Adam/Documents/src/ScoutingPASS/2025/2025vtbur_team_insights.csv'#$2025vtbur_team_insights.A$1:.B$1048576];2;0)" office:value-type="string" office:string-value="Potential Energy" calcext:value-type="string">
            <text:p>Potential Energy</text:p>
          </table:table-cell>
          <table:table-cell table:style-name="ce3" table:formula="of:=VLOOKUP([.B25];['file:///C:/Users/Adam/Documents/src/ScoutingPASS/2025/2025vtbur_team_insights.csv'#$2025vtbur_team_insights.A$1:.L$1048576];6;0)" office:value-type="float" office:value="25.5" calcext:value-type="float">
            <text:p>25.5</text:p>
          </table:table-cell>
          <table:table-cell table:formula="of:=VLOOKUP([.$B25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table:formula="of:=VLOOKUP([.B25];['file:///C:/Users/Adam/Documents/src/ScoutingPASS/2025/2025vtburData.ods'#$Sheet1.E$1:.Y$1048576];21;0)" office:value-type="string" office:string-value="Pretty slow but very good with algae" calcext:value-type="string">
            <text:p>Pretty slow but very good with alga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ch 18</text:p>
          </table:table-cell>
          <table:table-cell office:value-type="string" calcext:value-type="string">
            <text:p>Alli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VLOOKUP([.B28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style-name="ce3" table:formula="of:=VLOOKUP([.B28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$B28];['file:///C:/Users/Adam/Documents/src/ScoutingPASS/2025/2025vtburData.ods'#$Sheet1.$E$1:.$Y$1048576];7;0)" office:value-type="string" office:string-value="Yes" calcext:value-type="string">
            <text:p>Yes</text:p>
          </table:table-cell>
          <table:table-cell table:number-columns-repeated="2"/>
          <table:table-cell table:formula="of:=VLOOKUP([.B28];['file:///C:/Users/Adam/Documents/src/ScoutingPASS/2025/2025vtburData.ods'#$Sheet1.E$1:.Y$1048576];21;0)" office:value-type="string" office:string-value="Great match" calcext:value-type="string">
            <text:p>Great match</text:p>
          </table:table-cell>
        </table:table-row>
        <table:table-row table:style-name="ro2">
          <table:table-cell/>
          <table:table-cell office:value-type="float" office:value="9101" calcext:value-type="float">
            <text:p>9101</text:p>
          </table:table-cell>
          <table:table-cell table:formula="of:=VLOOKUP([.B29];['file:///C:/Users/Adam/Documents/src/ScoutingPASS/2025/2025vtbur_team_insights.csv'#$2025vtbur_team_insights.A$1:.B$1048576];2;0)" office:value-type="string" office:string-value="Green Mountain Robotics" calcext:value-type="string">
            <text:p>Green Mountain Robotics</text:p>
          </table:table-cell>
          <table:table-cell table:style-name="ce3" table:formula="of:=VLOOKUP([.B29];['file:///C:/Users/Adam/Documents/src/ScoutingPASS/2025/2025vtbur_team_insights.csv'#$2025vtbur_team_insights.A$1:.L$1048576];6;0)" office:value-type="float" office:value="37" calcext:value-type="float">
            <text:p>37</text:p>
          </table:table-cell>
          <table:table-cell table:formula="of:=VLOOKUP([.$B29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Was being defended the hole time and barely slowed down, 100% accuracy with coral scoring attempts</text:p>
            <text:p><text:span text:style-name="T2">Dropped some coral while placing and picking up from human player</text:span></text:p>
          </table:table-cell>
        </table:table-row>
        <table:table-row table:style-name="ro3">
          <table:table-cell/>
          <table:table-cell office:value-type="float" office:value="348" calcext:value-type="float">
            <text:p>348</text:p>
          </table:table-cell>
          <table:table-cell table:formula="of:=VLOOKUP([.B30];['file:///C:/Users/Adam/Documents/src/ScoutingPASS/2025/2025vtbur_team_insights.csv'#$2025vtbur_team_insights.A$1:.B$1048576];2;0)" office:value-type="string" office:string-value="Norwell Robotics" calcext:value-type="string">
            <text:p>Norwell Robotics</text:p>
          </table:table-cell>
          <table:table-cell table:style-name="ce3" table:formula="of:=VLOOKUP([.B30];['file:///C:/Users/Adam/Documents/src/ScoutingPASS/2025/2025vtbur_team_insights.csv'#$2025vtbur_team_insights.A$1:.L$1048576];6;0)" office:value-type="float" office:value="25.9" calcext:value-type="float">
            <text:p>25.9</text:p>
          </table:table-cell>
          <table:table-cell table:formula="of:=VLOOKUP([.$B30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I started watching late bc of technical difficulties, played defense but poorly</text:p>
            <text:p><text:span text:style-name="T2">Slow - medium cycle times</text:span></text:p>
            <text:p><text:span text:style-name="T2">Didn't move</text:span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pponent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formula="of:=VLOOKUP([.B33];['file:///C:/Users/Adam/Documents/src/ScoutingPASS/2025/2025vtbur_team_insights.csv'#$2025vtbur_team_insights.A$1:.B$1048576];2;0)" office:value-type="string" office:string-value="PVC Pirates" calcext:value-type="string">
            <text:p>PVC Pirates</text:p>
          </table:table-cell>
          <table:table-cell table:style-name="ce3" table:formula="of:=VLOOKUP([.B33];['file:///C:/Users/Adam/Documents/src/ScoutingPASS/2025/2025vtbur_team_insights.csv'#$2025vtbur_team_insights.A$1:.L$1048576];6;0)" office:value-type="float" office:value="39.6" calcext:value-type="float">
            <text:p>39.6</text:p>
          </table:table-cell>
          <table:table-cell table:formula="of:=VLOOKUP([.$B33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table:formula="of:=VLOOKUP([.B33];['file:///C:/Users/Adam/Documents/src/ScoutingPASS/2025/2025vtburData.ods'#$Sheet1.E$1:.Y$1048576];21;0)">
            <text:p/>
          </table:table-cell>
        </table:table-row>
        <table:table-row table:style-name="ro2">
          <table:table-cell/>
          <table:table-cell office:value-type="float" office:value="10138" calcext:value-type="float">
            <text:p>10138</text:p>
          </table:table-cell>
          <table:table-cell table:formula="of:=VLOOKUP([.B34];['file:///C:/Users/Adam/Documents/src/ScoutingPASS/2025/2025vtbur_team_insights.csv'#$2025vtbur_team_insights.A$1:.B$1048576];2;0)" office:value-type="string" office:string-value="VikingBot" calcext:value-type="string">
            <text:p>VikingBot</text:p>
          </table:table-cell>
          <table:table-cell table:style-name="ce3" table:formula="of:=VLOOKUP([.B34];['file:///C:/Users/Adam/Documents/src/ScoutingPASS/2025/2025vtbur_team_insights.csv'#$2025vtbur_team_insights.A$1:.L$1048576];6;0)" office:value-type="float" office:value="27.1" calcext:value-type="float">
            <text:p>27.1</text:p>
          </table:table-cell>
          <table:table-cell table:formula="of:=VLOOKUP([.$B34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Only did defense and were annoying but not too impressive for a defense bot</text:p>
            <text:p>Budget bot</text:p>
          </table:table-cell>
        </table:table-row>
        <table:table-row table:style-name="ro1">
          <table:table-cell/>
          <table:table-cell office:value-type="float" office:value="8421" calcext:value-type="float">
            <text:p>8421</text:p>
          </table:table-cell>
          <table:table-cell table:formula="of:=VLOOKUP([.B35];['file:///C:/Users/Adam/Documents/src/ScoutingPASS/2025/2025vtbur_team_insights.csv'#$2025vtbur_team_insights.A$1:.B$1048576];2;0)" office:value-type="string" office:string-value="CRUSADERS" calcext:value-type="string">
            <text:p>CRUSADERS</text:p>
          </table:table-cell>
          <table:table-cell table:style-name="ce3" table:formula="of:=VLOOKUP([.B35];['file:///C:/Users/Adam/Documents/src/ScoutingPASS/2025/2025vtbur_team_insights.csv'#$2025vtbur_team_insights.A$1:.L$1048576];6;0)" office:value-type="float" office:value="10.2" calcext:value-type="float">
            <text:p>10.2</text:p>
          </table:table-cell>
          <table:table-cell table:formula="of:=VLOOKUP([.$B35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table:formula="of:=VLOOKUP([.B35];['file:///C:/Users/Adam/Documents/src/ScoutingPASS/2025/2025vtburData.ods'#$Sheet1.E$1:.Y$1048576];21;0)">
            <text:p/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tch 24</text:p>
          </table:table-cell>
          <table:table-cell office:value-type="string" calcext:value-type="string">
            <text:p>Alli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VLOOKUP([.B39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style-name="ce3" table:formula="of:=VLOOKUP([.B39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$B39];['file:///C:/Users/Adam/Documents/src/ScoutingPASS/2025/2025vtburData.ods'#$Sheet1.$E$1:.$Y$1048576];7;0)" office:value-type="string" office:string-value="Yes" calcext:value-type="string">
            <text:p>Yes</text:p>
          </table:table-cell>
          <table:table-cell table:number-columns-repeated="2"/>
          <table:table-cell table:formula="of:=VLOOKUP([.B39];['file:///C:/Users/Adam/Documents/src/ScoutingPASS/2025/2025vtburData.ods'#$Sheet1.E$1:.Y$1048576];21;0)" office:value-type="string" office:string-value="Great match" calcext:value-type="string">
            <text:p>Great match</text:p>
          </table:table-cell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formula="of:=VLOOKUP([.B40];['file:///C:/Users/Adam/Documents/src/ScoutingPASS/2025/2025vtbur_team_insights.csv'#$2025vtbur_team_insights.A$1:.B$1048576];2;0)" office:value-type="string" office:string-value="Chop Shop" calcext:value-type="string">
            <text:p>Chop Shop</text:p>
          </table:table-cell>
          <table:table-cell table:style-name="ce3" table:formula="of:=VLOOKUP([.B40];['file:///C:/Users/Adam/Documents/src/ScoutingPASS/2025/2025vtbur_team_insights.csv'#$2025vtbur_team_insights.A$1:.L$1048576];6;0)" office:value-type="float" office:value="52" calcext:value-type="float">
            <text:p>52</text:p>
          </table:table-cell>
          <table:table-cell table:formula="of:=VLOOKUP([.$B40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Good 2 and 3 scoring</text:p>
            <text:p>Good coral elevator</text:p>
          </table:table-cell>
        </table:table-row>
        <table:table-row table:style-name="ro3">
          <table:table-cell/>
          <table:table-cell office:value-type="float" office:value="10138" calcext:value-type="float">
            <text:p>10138</text:p>
          </table:table-cell>
          <table:table-cell table:formula="of:=VLOOKUP([.B41];['file:///C:/Users/Adam/Documents/src/ScoutingPASS/2025/2025vtbur_team_insights.csv'#$2025vtbur_team_insights.A$1:.B$1048576];2;0)" office:value-type="string" office:string-value="VikingBot" calcext:value-type="string">
            <text:p>VikingBot</text:p>
          </table:table-cell>
          <table:table-cell table:style-name="ce3" table:formula="of:=VLOOKUP([.B41];['file:///C:/Users/Adam/Documents/src/ScoutingPASS/2025/2025vtbur_team_insights.csv'#$2025vtbur_team_insights.A$1:.L$1048576];6;0)" office:value-type="float" office:value="27.1" calcext:value-type="float">
            <text:p>27.1</text:p>
          </table:table-cell>
          <table:table-cell table:formula="of:=VLOOKUP([.$B41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Only did defense and were annoying but not too impressive for a defense bot</text:p>
            <text:p>Budget bot</text:p>
            <text:p>Slow cycles tank drive 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pponent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table:formula="of:=VLOOKUP([.B44];['file:///C:/Users/Adam/Documents/src/ScoutingPASS/2025/2025vtbur_team_insights.csv'#$2025vtbur_team_insights.A$1:.B$1048576];2;0)" office:value-type="string" office:string-value="Potential Energy" calcext:value-type="string">
            <text:p>Potential Energy</text:p>
          </table:table-cell>
          <table:table-cell table:style-name="ce3" table:formula="of:=VLOOKUP([.B44];['file:///C:/Users/Adam/Documents/src/ScoutingPASS/2025/2025vtbur_team_insights.csv'#$2025vtbur_team_insights.A$1:.L$1048576];6;0)" office:value-type="float" office:value="25.5" calcext:value-type="float">
            <text:p>25.5</text:p>
          </table:table-cell>
          <table:table-cell table:formula="of:=VLOOKUP([.$B44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Pretty slow but very good with algae</text:p>
          </table:table-cell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 table:formula="of:=VLOOKUP([.B45];['file:///C:/Users/Adam/Documents/src/ScoutingPASS/2025/2025vtbur_team_insights.csv'#$2025vtbur_team_insights.A$1:.B$1048576];2;0)" office:value-type="string" office:string-value="Archytas" calcext:value-type="string">
            <text:p>Archytas</text:p>
          </table:table-cell>
          <table:table-cell table:style-name="ce3" table:formula="of:=VLOOKUP([.B45];['file:///C:/Users/Adam/Documents/src/ScoutingPASS/2025/2025vtbur_team_insights.csv'#$2025vtbur_team_insights.A$1:.L$1048576];6;0)" office:value-type="float" office:value="37.1" calcext:value-type="float">
            <text:p>37.1</text:p>
          </table:table-cell>
          <table:table-cell table:formula="of:=VLOOKUP([.$B45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2">
          <table:table-cell/>
          <table:table-cell office:value-type="float" office:value="6691" calcext:value-type="float">
            <text:p>6691</text:p>
          </table:table-cell>
          <table:table-cell table:formula="of:=VLOOKUP([.B46];['file:///C:/Users/Adam/Documents/src/ScoutingPASS/2025/2025vtbur_team_insights.csv'#$2025vtbur_team_insights.A$1:.B$1048576];2;0)" office:value-type="string" office:string-value="Torque" calcext:value-type="string">
            <text:p>Torque</text:p>
          </table:table-cell>
          <table:table-cell table:style-name="ce3" table:formula="of:=VLOOKUP([.B46];['file:///C:/Users/Adam/Documents/src/ScoutingPASS/2025/2025vtbur_team_insights.csv'#$2025vtbur_team_insights.A$1:.L$1048576];6;0)" office:value-type="float" office:value="15.7" calcext:value-type="float">
            <text:p>15.7</text:p>
          </table:table-cell>
          <table:table-cell table:formula="of:=VLOOKUP([.$B46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Slow cycle time</text:p>
            <text:p>Difficulties with loading cora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ch 28</text:p>
          </table:table-cell>
          <table:table-cell office:value-type="string" calcext:value-type="string">
            <text:p>Alli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VLOOKUP([.B49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style-name="ce3" table:formula="of:=VLOOKUP([.B49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$B49];['file:///C:/Users/Adam/Documents/src/ScoutingPASS/2025/2025vtburData.ods'#$Sheet1.$E$1:.$Y$1048576];7;0)" office:value-type="string" office:string-value="Yes" calcext:value-type="string">
            <text:p>Yes</text:p>
          </table:table-cell>
          <table:table-cell table:number-columns-repeated="2"/>
          <table:table-cell table:formula="of:=VLOOKUP([.B49];['file:///C:/Users/Adam/Documents/src/ScoutingPASS/2025/2025vtburData.ods'#$Sheet1.E$1:.Y$1048576];21;0)" office:value-type="string" office:string-value="Great match" calcext:value-type="string">
            <text:p>Great match</text:p>
          </table:table-cell>
        </table:table-row>
        <table:table-row table:style-name="ro3">
          <table:table-cell/>
          <table:table-cell office:value-type="float" office:value="237" calcext:value-type="float">
            <text:p>237</text:p>
          </table:table-cell>
          <table:table-cell table:formula="of:=VLOOKUP([.B50];['file:///C:/Users/Adam/Documents/src/ScoutingPASS/2025/2025vtbur_team_insights.csv'#$2025vtbur_team_insights.A$1:.B$1048576];2;0)" office:value-type="string" office:string-value="Black Magic Robotics" calcext:value-type="string">
            <text:p>Black Magic Robotics</text:p>
          </table:table-cell>
          <table:table-cell table:style-name="ce3" table:formula="of:=VLOOKUP([.B50];['file:///C:/Users/Adam/Documents/src/ScoutingPASS/2025/2025vtbur_team_insights.csv'#$2025vtbur_team_insights.A$1:.L$1048576];6;0)" office:value-type="float" office:value="38.8" calcext:value-type="float">
            <text:p>38.8</text:p>
          </table:table-cell>
          <table:table-cell table:formula="of:=VLOOKUP([.$B50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<text:span text:style-name="T3">Medium to fast cycle times</text:span></text:p>
            <text:p><text:span text:style-name="T3">Processor, something happened to coral mechanism</text:span></text:p>
            <text:p><text:span text:style-name="T3">Didn't park because robot got hung up on algae</text:span></text:p>
          </table:table-cell>
        </table:table-row>
        <table:table-row table:style-name="ro3">
          <table:table-cell/>
          <table:table-cell office:value-type="float" office:value="6691" calcext:value-type="float">
            <text:p>6691</text:p>
          </table:table-cell>
          <table:table-cell table:formula="of:=VLOOKUP([.B51];['file:///C:/Users/Adam/Documents/src/ScoutingPASS/2025/2025vtbur_team_insights.csv'#$2025vtbur_team_insights.A$1:.B$1048576];2;0)" office:value-type="string" office:string-value="Torque" calcext:value-type="string">
            <text:p>Torque</text:p>
          </table:table-cell>
          <table:table-cell table:style-name="ce3" table:formula="of:=VLOOKUP([.B51];['file:///C:/Users/Adam/Documents/src/ScoutingPASS/2025/2025vtbur_team_insights.csv'#$2025vtbur_team_insights.A$1:.L$1048576];6;0)" office:value-type="float" office:value="15.7" calcext:value-type="float">
            <text:p>15.7</text:p>
          </table:table-cell>
          <table:table-cell table:formula="of:=VLOOKUP([.$B51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Slow cycle time</text:p>
            <text:p>Difficulties with loading coral</text:p>
            <text:p>Pretty inconsistent accuracy 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pponents</text:p>
          </table:table-cell>
          <table:table-cell table:number-columns-repeated="6"/>
        </table:table-row>
        <table:table-row table:style-name="ro3">
          <table:table-cell/>
          <table:table-cell office:value-type="float" office:value="8544" calcext:value-type="float">
            <text:p>8544</text:p>
          </table:table-cell>
          <table:table-cell table:formula="of:=VLOOKUP([.B54];['file:///C:/Users/Adam/Documents/src/ScoutingPASS/2025/2025vtbur_team_insights.csv'#$2025vtbur_team_insights.A$1:.B$1048576];2;0)" office:value-type="string" office:string-value="Reinforcement" calcext:value-type="string">
            <text:p>Reinforcement</text:p>
          </table:table-cell>
          <table:table-cell table:style-name="ce3" table:formula="of:=VLOOKUP([.B54];['file:///C:/Users/Adam/Documents/src/ScoutingPASS/2025/2025vtbur_team_insights.csv'#$2025vtbur_team_insights.A$1:.L$1048576];6;0)" office:value-type="float" office:value="28.8" calcext:value-type="float">
            <text:p>28.8</text:p>
          </table:table-cell>
          <table:table-cell table:formula="of:=VLOOKUP([.$B54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Slow cycles maybe robot malfunction </text:p>
            <text:p>Takes quite a while I aim and wasn't even fully accurate </text:p>
            <text:p>Slow cycles</text:p>
          </table:table-cell>
        </table:table-row>
        <table:table-row table:style-name="ro3">
          <table:table-cell/>
          <table:table-cell office:value-type="float" office:value="166" calcext:value-type="float">
            <text:p>166</text:p>
          </table:table-cell>
          <table:table-cell table:formula="of:=VLOOKUP([.B55];['file:///C:/Users/Adam/Documents/src/ScoutingPASS/2025/2025vtbur_team_insights.csv'#$2025vtbur_team_insights.A$1:.B$1048576];2;0)" office:value-type="string" office:string-value="Chop Shop" calcext:value-type="string">
            <text:p>Chop Shop</text:p>
          </table:table-cell>
          <table:table-cell table:style-name="ce3" table:formula="of:=VLOOKUP([.B55];['file:///C:/Users/Adam/Documents/src/ScoutingPASS/2025/2025vtbur_team_insights.csv'#$2025vtbur_team_insights.A$1:.L$1048576];6;0)" office:value-type="float" office:value="52" calcext:value-type="float">
            <text:p>52</text:p>
          </table:table-cell>
          <table:table-cell table:formula="of:=VLOOKUP([.$B55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Good 2 and 3 scoring</text:p>
            <text:p>Good coral elevator</text:p>
            <text:p>Placed lots of coral on L2-L4, very fast</text:p>
          </table:table-cell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table:formula="of:=VLOOKUP([.B56];['file:///C:/Users/Adam/Documents/src/ScoutingPASS/2025/2025vtbur_team_insights.csv'#$2025vtbur_team_insights.A$1:.B$1048576];2;0)" office:value-type="string" office:string-value="AZTECHS" calcext:value-type="string">
            <text:p>AZTECHS</text:p>
          </table:table-cell>
          <table:table-cell table:style-name="ce3" table:formula="of:=VLOOKUP([.B56];['file:///C:/Users/Adam/Documents/src/ScoutingPASS/2025/2025vtbur_team_insights.csv'#$2025vtbur_team_insights.A$1:.L$1048576];6;0)" office:value-type="float" office:value="36.8" calcext:value-type="float">
            <text:p>36.8</text:p>
          </table:table-cell>
          <table:table-cell table:formula="of:=VLOOKUP([.$B56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Jerky driving, poor human loading intake</text:p>
            <text:p>Tried to score coral in auto but missed, tried really hard with processor but also fail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ch 37</text:p>
          </table:table-cell>
          <table:table-cell table:style-name="ce2" office:value-type="string" calcext:value-type="string">
            <text:p>Allie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59:.D61])" office:value-type="float" office:value="145.3" calcext:value-type="float">
            <text:p>145.3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formula="of:=VLOOKUP([.B59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style-name="ce3" table:formula="of:=VLOOKUP([.B59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$B59];['file:///C:/Users/Adam/Documents/src/ScoutingPASS/2025/2025vtburData.ods'#$Sheet1.$E$1:.$Y$1048576];7;0)" office:value-type="string" office:string-value="Yes" calcext:value-type="string">
            <text:p>Yes</text:p>
          </table:table-cell>
          <table:table-cell office:value-type="string" calcext:value-type="string">
            <text:p>    4 Deep</text:p>
            <text:p>    1 None</text:p>
          </table:table-cell>
          <table:table-cell/>
          <table:table-cell office:value-type="string" calcext:value-type="string">
            <text:p>Great match</text:p>
            <text:p>We did good :D</text:p>
          </table:table-cell>
        </table:table-row>
        <table:table-row table:style-name="ro4">
          <table:table-cell/>
          <table:table-cell office:value-type="float" office:value="5687" calcext:value-type="float">
            <text:p>5687</text:p>
          </table:table-cell>
          <table:table-cell table:formula="of:=VLOOKUP([.B60];['file:///C:/Users/Adam/Documents/src/ScoutingPASS/2025/2025vtbur_team_insights.csv'#$2025vtbur_team_insights.A$1:.B$1048576];2;0)" office:value-type="string" office:string-value="The Outliers" calcext:value-type="string">
            <text:p>The Outliers</text:p>
          </table:table-cell>
          <table:table-cell table:style-name="ce3" table:formula="of:=VLOOKUP([.B60];['file:///C:/Users/Adam/Documents/src/ScoutingPASS/2025/2025vtbur_team_insights.csv'#$2025vtbur_team_insights.A$1:.L$1048576];6;0)" office:value-type="float" office:value="69.2" calcext:value-type="float">
            <text:p>69.2</text:p>
          </table:table-cell>
          <table:table-cell table:formula="of:=VLOOKUP([.$B60];['file:///C:/Users/Adam/Documents/src/ScoutingPASS/2025/2025vtburData.ods'#$Sheet1.$E$1:.$Y$1048576];7;0)" office:value-type="string" office:string-value="Yes" calcext:value-type="string">
            <text:p>Yes</text:p>
          </table:table-cell>
          <table:table-cell office:value-type="string" calcext:value-type="string">
            <text:p>    2 Parked</text:p>
            <text:p>    1 None</text:p>
            <text:p>    1 Deep</text:p>
          </table:table-cell>
          <table:table-cell/>
          <table:table-cell office:value-type="string" calcext:value-type="string">
            <text:p>Fast and controlled </text:p>
            <text:p>Code malfunction. Did not compete</text:p>
            <text:p>Did 5&lt; on each lvl by themselves and attempted 3 barge but 2 failed</text:p>
            <text:p>Insane match. Really fast and scored very quickly </text:p>
          </table:table-cell>
        </table:table-row>
        <table:table-row table:style-name="ro2">
          <table:table-cell/>
          <table:table-cell office:value-type="float" office:value="3323" calcext:value-type="float">
            <text:p>3323</text:p>
          </table:table-cell>
          <table:table-cell table:formula="of:=VLOOKUP([.B61];['file:///C:/Users/Adam/Documents/src/ScoutingPASS/2025/2025vtbur_team_insights.csv'#$2025vtbur_team_insights.A$1:.B$1048576];2;0)" office:value-type="string" office:string-value="Potential Energy" calcext:value-type="string">
            <text:p>Potential Energy</text:p>
          </table:table-cell>
          <table:table-cell table:style-name="ce3" table:formula="of:=VLOOKUP([.B61];['file:///C:/Users/Adam/Documents/src/ScoutingPASS/2025/2025vtbur_team_insights.csv'#$2025vtbur_team_insights.A$1:.L$1048576];6;0)" office:value-type="float" office:value="25.5" calcext:value-type="float">
            <text:p>25.5</text:p>
          </table:table-cell>
          <table:table-cell table:formula="of:=VLOOKUP([.$B61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3 Parked</text:p>
            <text:p>    4 Deep</text:p>
          </table:table-cell>
          <table:table-cell/>
          <table:table-cell office:value-type="string" calcext:value-type="string">
            <text:p>Pretty slow but very good with alga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Opponent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64:.D66])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table:formula="of:=VLOOKUP([.B64];['file:///C:/Users/Adam/Documents/src/ScoutingPASS/2025/2025vtbur_team_insights.csv'#$2025vtbur_team_insights.A$1:.B$1048576];2;0)" office:value-type="string" office:string-value="Wild Cards" calcext:value-type="string">
            <text:p>Wild Cards</text:p>
          </table:table-cell>
          <table:table-cell table:style-name="ce3" table:formula="of:=VLOOKUP([.B64];['file:///C:/Users/Adam/Documents/src/ScoutingPASS/2025/2025vtbur_team_insights.csv'#$2025vtbur_team_insights.A$1:.L$1048576];6;0)" office:value-type="float" office:value="22.3" calcext:value-type="float">
            <text:p>22.3</text:p>
          </table:table-cell>
          <table:table-cell table:formula="of:=VLOOKUP([.$B64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3 Parked</text:p>
            <text:p>    2 None</text:p>
          </table:table-cell>
          <table:table-cell/>
          <table:table-cell office:value-type="string" calcext:value-type="string">
            <text:p>Mid elevator bot</text:p>
            <text:p>Very slow, missed almost all attempts, could in hoery score on L4 or L3 but failed</text:p>
          </table:table-cell>
        </table:table-row>
        <table:table-row table:style-name="ro4">
          <table:table-cell/>
          <table:table-cell office:value-type="float" office:value="9096" calcext:value-type="float">
            <text:p>9096</text:p>
          </table:table-cell>
          <table:table-cell table:formula="of:=VLOOKUP([.B65];['file:///C:/Users/Adam/Documents/src/ScoutingPASS/2025/2025vtbur_team_insights.csv'#$2025vtbur_team_insights.A$1:.B$1048576];2;0)" office:value-type="string" office:string-value="Bad Weather" calcext:value-type="string">
            <text:p>Bad Weather</text:p>
          </table:table-cell>
          <table:table-cell table:style-name="ce3" table:formula="of:=VLOOKUP([.B65];['file:///C:/Users/Adam/Documents/src/ScoutingPASS/2025/2025vtbur_team_insights.csv'#$2025vtbur_team_insights.A$1:.L$1048576];6;0)" office:value-type="float" office:value="16.8" calcext:value-type="float">
            <text:p>16.8</text:p>
          </table:table-cell>
          <table:table-cell table:formula="of:=VLOOKUP([.$B65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4 Parked</text:p>
            <text:p>    1 None</text:p>
          </table:table-cell>
          <table:table-cell/>
          <table:table-cell office:value-type="string" calcext:value-type="string">
            <text:p>Slower cycle times, took time to line up coral to score</text:p>
            <text:p>Froze right after auto and did not reactivate</text:p>
            <text:p>Scored 4 L3, 3 L2, 1 L1 by accident</text:p>
            <text:p>Nothing excitingly good or bad</text:p>
          </table:table-cell>
        </table:table-row>
        <table:table-row table:style-name="ro2">
          <table:table-cell/>
          <table:table-cell office:value-type="float" office:value="2262" calcext:value-type="float">
            <text:p>2262</text:p>
          </table:table-cell>
          <table:table-cell table:formula="of:=VLOOKUP([.B66];['file:///C:/Users/Adam/Documents/src/ScoutingPASS/2025/2025vtbur_team_insights.csv'#$2025vtbur_team_insights.A$1:.B$1048576];2;0)" office:value-type="string" office:string-value="Robo-Panthers" calcext:value-type="string">
            <text:p>Robo-Panthers</text:p>
          </table:table-cell>
          <table:table-cell table:style-name="ce3" table:formula="of:=VLOOKUP([.B66];['file:///C:/Users/Adam/Documents/src/ScoutingPASS/2025/2025vtbur_team_insights.csv'#$2025vtbur_team_insights.A$1:.L$1048576];6;0)" office:value-type="float" office:value="26.9" calcext:value-type="float">
            <text:p>26.9</text:p>
          </table:table-cell>
          <table:table-cell table:formula="of:=VLOOKUP([.$B66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2 Parked</text:p>
            <text:p>    3 None</text:p>
          </table:table-cell>
          <table:table-cell/>
          <table:table-cell office:value-type="string" calcext:value-type="string">
            <text:p>Okay at l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ch 41</text:p>
          </table:table-cell>
          <table:table-cell table:style-name="ce2" office:value-type="string" calcext:value-type="string">
            <text:p>Allie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69:.D71])" office:value-type="float" office:value="136.8" calcext:value-type="float">
            <text:p>136.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formula="of:=VLOOKUP([.B69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style-name="ce3" table:formula="of:=VLOOKUP([.B69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$B69];['file:///C:/Users/Adam/Documents/src/ScoutingPASS/2025/2025vtburData.ods'#$Sheet1.$E$1:.$Y$1048576];7;0)" office:value-type="string" office:string-value="Yes" calcext:value-type="string">
            <text:p>Yes</text:p>
          </table:table-cell>
          <table:table-cell office:value-type="string" calcext:value-type="string">
            <text:p>    4 Deep</text:p>
            <text:p>    1 None</text:p>
          </table:table-cell>
          <table:table-cell table:number-columns-repeated="2"/>
        </table:table-row>
        <table:table-row table:style-name="ro3">
          <table:table-cell/>
          <table:table-cell office:value-type="float" office:value="1729" calcext:value-type="float">
            <text:p>1729</text:p>
          </table:table-cell>
          <table:table-cell table:formula="of:=VLOOKUP([.B70];['file:///C:/Users/Adam/Documents/src/ScoutingPASS/2025/2025vtbur_team_insights.csv'#$2025vtbur_team_insights.A$1:.B$1048576];2;0)" office:value-type="string" office:string-value="Team Inconceivable!" calcext:value-type="string">
            <text:p>Team Inconceivable!</text:p>
          </table:table-cell>
          <table:table-cell table:style-name="ce3" table:formula="of:=VLOOKUP([.B70];['file:///C:/Users/Adam/Documents/src/ScoutingPASS/2025/2025vtbur_team_insights.csv'#$2025vtbur_team_insights.A$1:.L$1048576];6;0)" office:value-type="float" office:value="44" calcext:value-type="float">
            <text:p>44</text:p>
          </table:table-cell>
          <table:table-cell table:formula="of:=VLOOKUP([.$B70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3 Deep</text:p>
            <text:p>    1 Parked</text:p>
            <text:p>    1 None</text:p>
          </table:table-cell>
          <table:table-cell/>
          <table:table-cell office:value-type="string" calcext:value-type="string">
            <text:p/>
            <text:p>Tried so hard but successfully scored almost none</text:p>
            <text:p>Can't tell if they climbed or not</text:p>
          </table:table-cell>
        </table:table-row>
        <table:table-row table:style-name="ro2">
          <table:table-cell/>
          <table:table-cell office:value-type="float" office:value="1073" calcext:value-type="float">
            <text:p>1073</text:p>
          </table:table-cell>
          <table:table-cell table:formula="of:=VLOOKUP([.B71];['file:///C:/Users/Adam/Documents/src/ScoutingPASS/2025/2025vtbur_team_insights.csv'#$2025vtbur_team_insights.A$1:.B$1048576];2;0)" office:value-type="string" office:string-value="The Force Team" calcext:value-type="string">
            <text:p>The Force Team</text:p>
          </table:table-cell>
          <table:table-cell table:style-name="ce3" table:formula="of:=VLOOKUP([.B71];['file:///C:/Users/Adam/Documents/src/ScoutingPASS/2025/2025vtbur_team_insights.csv'#$2025vtbur_team_insights.A$1:.L$1048576];6;0)" office:value-type="float" office:value="42.2" calcext:value-type="float">
            <text:p>42.2</text:p>
          </table:table-cell>
          <table:table-cell table:formula="of:=VLOOKUP([.$B71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<text:s text:c="4"/>6 Deep</text:p>
          </table:table-cell>
          <table:table-cell/>
          <table:table-cell office:value-type="string" calcext:value-type="string">
            <text:p>Deep climb may not have counted, on algae </text:p>
            <text:p>Can score l2 and l3 effectivel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Opponent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74:.D76])" office:value-type="float" office:value="103" calcext:value-type="float">
            <text:p>103</text:p>
          </table:table-cell>
          <table:table-cell table:number-columns-repeated="4"/>
        </table:table-row>
        <table:table-row table:style-name="ro3">
          <table:table-cell/>
          <table:table-cell office:value-type="float" office:value="237" calcext:value-type="float">
            <text:p>237</text:p>
          </table:table-cell>
          <table:table-cell table:formula="of:=VLOOKUP([.B74];['file:///C:/Users/Adam/Documents/src/ScoutingPASS/2025/2025vtbur_team_insights.csv'#$2025vtbur_team_insights.A$1:.B$1048576];2;0)" office:value-type="string" office:string-value="Black Magic Robotics" calcext:value-type="string">
            <text:p>Black Magic Robotics</text:p>
          </table:table-cell>
          <table:table-cell table:formula="of:=VLOOKUP([.B74];['file:///C:/Users/Adam/Documents/src/ScoutingPASS/2025/2025vtbur_team_insights.csv'#$2025vtbur_team_insights.A$1:.L$1048576];6;0)" office:value-type="float" office:value="38.8" calcext:value-type="float">
            <text:p>38.8</text:p>
          </table:table-cell>
          <table:table-cell table:formula="of:=VLOOKUP([.$B74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2 None</text:p>
            <text:p>    3 Parked</text:p>
          </table:table-cell>
          <table:table-cell/>
          <table:table-cell office:value-type="string" calcext:value-type="string">
            <text:p>Medium to fast cycle times</text:p>
            <text:p>Processor, something happened to coral mechanism</text:p>
            <text:p>Didn't park because robot got hung up on algae</text:p>
          </table:table-cell>
        </table:table-row>
        <table:table-row table:style-name="ro2">
          <table:table-cell/>
          <table:table-cell office:value-type="float" office:value="2423" calcext:value-type="float">
            <text:p>2423</text:p>
          </table:table-cell>
          <table:table-cell table:formula="of:=VLOOKUP([.B75];['file:///C:/Users/Adam/Documents/src/ScoutingPASS/2025/2025vtbur_team_insights.csv'#$2025vtbur_team_insights.A$1:.B$1048576];2;0)" office:value-type="string" office:string-value="The KwarQs" calcext:value-type="string">
            <text:p>The KwarQs</text:p>
          </table:table-cell>
          <table:table-cell table:formula="of:=VLOOKUP([.B75];['file:///C:/Users/Adam/Documents/src/ScoutingPASS/2025/2025vtbur_team_insights.csv'#$2025vtbur_team_insights.A$1:.L$1048576];6;0)" office:value-type="float" office:value="37.1" calcext:value-type="float">
            <text:p>37.1</text:p>
          </table:table-cell>
          <table:table-cell table:formula="of:=VLOOKUP([.$B75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5 Parked</text:p>
            <text:p>    1 Deep</text:p>
          </table:table-cell>
          <table:table-cell/>
          <table:table-cell office:value-type="string" calcext:value-type="string">
            <text:p>Good l2 and l3</text:p>
            <text:p>Places coral all levels quickly; dropped a few while placing</text:p>
          </table:table-cell>
        </table:table-row>
        <table:table-row table:style-name="ro3">
          <table:table-cell/>
          <table:table-cell office:value-type="float" office:value="10138" calcext:value-type="float">
            <text:p>10138</text:p>
          </table:table-cell>
          <table:table-cell table:formula="of:=VLOOKUP([.B76];['file:///C:/Users/Adam/Documents/src/ScoutingPASS/2025/2025vtbur_team_insights.csv'#$2025vtbur_team_insights.A$1:.B$1048576];2;0)" office:value-type="string" office:string-value="VikingBot" calcext:value-type="string">
            <text:p>VikingBot</text:p>
          </table:table-cell>
          <table:table-cell table:formula="of:=VLOOKUP([.B76];['file:///C:/Users/Adam/Documents/src/ScoutingPASS/2025/2025vtbur_team_insights.csv'#$2025vtbur_team_insights.A$1:.L$1048576];6;0)" office:value-type="float" office:value="27.1" calcext:value-type="float">
            <text:p>27.1</text:p>
          </table:table-cell>
          <table:table-cell table:formula="of:=VLOOKUP([.$B76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<text:s text:c="4"/>5 None</text:p>
          </table:table-cell>
          <table:table-cell/>
          <table:table-cell office:value-type="string" calcext:value-type="string">
            <text:p>Only did defense and were annoying but not too impressive for a defense bot</text:p>
            <text:p>Budget bot</text:p>
            <text:p>Slow cycles tank drive 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ch 48</text:p>
          </table:table-cell>
          <table:table-cell table:style-name="ce2" office:value-type="string" calcext:value-type="string">
            <text:p>Allie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79:.D81])" office:value-type="float" office:value="122.6" calcext:value-type="float">
            <text:p>122.6</text:p>
          </table:table-cell>
          <table:table-cell table:number-columns-repeated="4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table:formula="of:=VLOOKUP([.B79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formula="of:=VLOOKUP([.B79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$B79];['file:///C:/Users/Adam/Documents/src/ScoutingPASS/2025/2025vtburData.ods'#$Sheet1.$E$1:.$Y$1048576];7;0)" office:value-type="string" office:string-value="Yes" calcext:value-type="string">
            <text:p>Yes</text:p>
          </table:table-cell>
          <table:table-cell office:value-type="string" calcext:value-type="string">
            <text:p>    4 Deep</text:p>
            <text:p>    1 None</text:p>
          </table:table-cell>
          <table:table-cell office:value-type="string" calcext:value-type="string">
            <text:p>    3 R</text:p>
            <text:p>    4 L</text:p>
          </table:table-cell>
          <table:table-cell office:value-type="string" calcext:value-type="string">
            <text:p>Great match</text:p>
            <text:p>We did good :D</text:p>
            <text:p>Crazy good team </text:p>
          </table:table-cell>
        </table:table-row>
        <table:table-row table:style-name="ro3">
          <table:table-cell/>
          <table:table-cell office:value-type="float" office:value="2370" calcext:value-type="float">
            <text:p>2370</text:p>
          </table:table-cell>
          <table:table-cell table:formula="of:=VLOOKUP([.B80];['file:///C:/Users/Adam/Documents/src/ScoutingPASS/2025/2025vtbur_team_insights.csv'#$2025vtbur_team_insights.A$1:.B$1048576];2;0)" office:value-type="string" office:string-value="IBOTS" calcext:value-type="string">
            <text:p>IBOTS</text:p>
          </table:table-cell>
          <table:table-cell table:formula="of:=VLOOKUP([.B80];['file:///C:/Users/Adam/Documents/src/ScoutingPASS/2025/2025vtbur_team_insights.csv'#$2025vtbur_team_insights.A$1:.L$1048576];6;0)" office:value-type="float" office:value="56.8" calcext:value-type="float">
            <text:p>56.8</text:p>
          </table:table-cell>
          <table:table-cell table:formula="of:=VLOOKUP([.$B80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3 Deep</text:p>
            <text:p>    2 Parked</text:p>
            <text:p/>
          </table:table-cell>
          <table:table-cell office:value-type="string" calcext:value-type="string">
            <text:p><text:s text:c="4"/>7 L</text:p>
          </table:table-cell>
          <table:table-cell office:value-type="string" calcext:value-type="string">
            <text:p>Fast cycle times</text:p>
            <text:p>Pretty good but were reckless with scoring which costhem points, can climb but was stuck on algae </text:p>
            <text:p>Fast cycles on l4 and effective at scoring in the barge </text:p>
          </table:table-cell>
        </table:table-row>
        <table:table-row table:style-name="ro4">
          <table:table-cell/>
          <table:table-cell office:value-type="float" office:value="7913" calcext:value-type="float">
            <text:p>7913</text:p>
          </table:table-cell>
          <table:table-cell table:formula="of:=VLOOKUP([.B81];['file:///C:/Users/Adam/Documents/src/ScoutingPASS/2025/2025vtbur_team_insights.csv'#$2025vtbur_team_insights.A$1:.B$1048576];2;0)" office:value-type="string" office:string-value="&quot;Bear&quot;ly Functioning" calcext:value-type="string">
            <text:p>"Bear"ly Functioning</text:p>
          </table:table-cell>
          <table:table-cell table:formula="of:=VLOOKUP([.B81];['file:///C:/Users/Adam/Documents/src/ScoutingPASS/2025/2025vtbur_team_insights.csv'#$2025vtbur_team_insights.A$1:.L$1048576];6;0)" office:value-type="float" office:value="15.2" calcext:value-type="float">
            <text:p>15.2</text:p>
          </table:table-cell>
          <table:table-cell table:formula="of:=VLOOKUP([.$B81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1 None</text:p>
            <text:p>    3 Parked</text:p>
          </table:table-cell>
          <table:table-cell office:value-type="string" calcext:value-type="string">
            <text:p>    4 L</text:p>
            <text:p>    2 M</text:p>
          </table:table-cell>
          <table:table-cell office:value-type="string" calcext:value-type="string">
            <text:p>Had trouble getting coral into the rbot</text:p>
            <text:p>Spinning in place inneffective</text:p>
            <text:p>Slow cycles</text:p>
            <text:p>Stuck in one spot for entire matc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Opponent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84:.D86])" office:value-type="float" office:value="119.8" calcext:value-type="float">
            <text:p>119.8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87" calcext:value-type="float">
            <text:p>5687</text:p>
          </table:table-cell>
          <table:table-cell table:formula="of:=VLOOKUP([.B84];['file:///C:/Users/Adam/Documents/src/ScoutingPASS/2025/2025vtbur_team_insights.csv'#$2025vtbur_team_insights.A$1:.B$1048576];2;0)" office:value-type="string" office:string-value="The Outliers" calcext:value-type="string">
            <text:p>The Outliers</text:p>
          </table:table-cell>
          <table:table-cell table:formula="of:=VLOOKUP([.B84];['file:///C:/Users/Adam/Documents/src/ScoutingPASS/2025/2025vtbur_team_insights.csv'#$2025vtbur_team_insights.A$1:.L$1048576];6;0)" office:value-type="float" office:value="69.2" calcext:value-type="float">
            <text:p>69.2</text:p>
          </table:table-cell>
          <table:table-cell table:formula="of:=VLOOKUP([.$B84];['file:///C:/Users/Adam/Documents/src/ScoutingPASS/2025/2025vtburData.ods'#$Sheet1.$E$1:.$Y$1048576];7;0)" office:value-type="string" office:string-value="Yes" calcext:value-type="string">
            <text:p>Yes</text:p>
          </table:table-cell>
          <table:table-cell office:value-type="string" calcext:value-type="string">
            <text:p>    2 Parked</text:p>
            <text:p>    2 None</text:p>
            <text:p>    1 Deep</text:p>
          </table:table-cell>
          <table:table-cell office:value-type="string" calcext:value-type="string">
            <text:p>    2 R</text:p>
            <text:p>    4 L</text:p>
          </table:table-cell>
          <table:table-cell office:value-type="string" calcext:value-type="string">
            <text:p>Fast and controlled </text:p>
            <text:p>Code malfunction. Did not compete</text:p>
            <text:p>Did 5&lt; on each lvl by themselves and attempted 3 barge but 2 failed</text:p>
            <text:p>Insane match. Really fast and scored very quickly </text:p>
          </table:table-cell>
        </table:table-row>
        <table:table-row table:style-name="ro3">
          <table:table-cell/>
          <table:table-cell office:value-type="float" office:value="1512" calcext:value-type="float">
            <text:p>1512</text:p>
          </table:table-cell>
          <table:table-cell table:formula="of:=VLOOKUP([.B85];['file:///C:/Users/Adam/Documents/src/ScoutingPASS/2025/2025vtbur_team_insights.csv'#$2025vtbur_team_insights.A$1:.B$1048576];2;0)" office:value-type="string" office:string-value="The Big Red" calcext:value-type="string">
            <text:p>The Big Red</text:p>
          </table:table-cell>
          <table:table-cell table:formula="of:=VLOOKUP([.B85];['file:///C:/Users/Adam/Documents/src/ScoutingPASS/2025/2025vtbur_team_insights.csv'#$2025vtbur_team_insights.A$1:.L$1048576];6;0)" office:value-type="float" office:value="11.8" calcext:value-type="float">
            <text:p>11.8</text:p>
          </table:table-cell>
          <table:table-cell table:formula="of:=VLOOKUP([.$B85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2 Deep</text:p>
            <text:p>    2 Parked</text:p>
          </table:table-cell>
          <table:table-cell office:value-type="string" calcext:value-type="string">
            <text:p>    2 M</text:p>
            <text:p>    2 R</text:p>
            <text:p>    1 L</text:p>
          </table:table-cell>
          <table:table-cell office:value-type="string" calcext:value-type="string">
            <text:p>Pretty good but pretty slow, barely off the ground with the climb</text:p>
            <text:p>Trouble with human loading</text:p>
          </table:table-cell>
        </table:table-row>
        <table:table-row table:style-name="ro3">
          <table:table-cell/>
          <table:table-cell office:value-type="float" office:value="237" calcext:value-type="float">
            <text:p>237</text:p>
          </table:table-cell>
          <table:table-cell table:formula="of:=VLOOKUP([.B86];['file:///C:/Users/Adam/Documents/src/ScoutingPASS/2025/2025vtbur_team_insights.csv'#$2025vtbur_team_insights.A$1:.B$1048576];2;0)" office:value-type="string" office:string-value="Black Magic Robotics" calcext:value-type="string">
            <text:p>Black Magic Robotics</text:p>
          </table:table-cell>
          <table:table-cell table:formula="of:=VLOOKUP([.B86];['file:///C:/Users/Adam/Documents/src/ScoutingPASS/2025/2025vtbur_team_insights.csv'#$2025vtbur_team_insights.A$1:.L$1048576];6;0)" office:value-type="float" office:value="38.8" calcext:value-type="float">
            <text:p>38.8</text:p>
          </table:table-cell>
          <table:table-cell table:formula="of:=VLOOKUP([.$B86];['file:///C:/Users/Adam/Documents/src/ScoutingPASS/2025/2025vtburData.ods'#$Sheet1.$E$1:.$Y$1048576];7;0)" office:value-type="string" office:string-value="No" calcext:value-type="string">
            <text:p>No</text:p>
          </table:table-cell>
          <table:table-cell office:value-type="string" calcext:value-type="string">
            <text:p>    2 None</text:p>
            <text:p>    3 Parked</text:p>
          </table:table-cell>
          <table:table-cell office:value-type="string" calcext:value-type="string">
            <text:p>    2 L</text:p>
            <text:p>    4 R</text:p>
          </table:table-cell>
          <table:table-cell office:value-type="string" calcext:value-type="string">
            <text:p>Medium to fast cycle times</text:p>
            <text:p>Processor, something happened to coral mechanism</text:p>
            <text:p>Didn't park because robot got hung up on alga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ch 52</text:p>
          </table:table-cell>
          <table:table-cell table:style-name="ce2" office:value-type="string" calcext:value-type="string">
            <text:p>Allie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89:.D91])" office:value-type="float" office:value="103.9" calcext:value-type="float">
            <text:p>103.9</text:p>
          </table:table-cell>
          <table:table-cell table:number-columns-repeated="4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table:formula="of:=VLOOKUP([.B89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formula="of:=VLOOKUP([.B89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B89];['file:///C:/Users/Adam/Documents/src/ScoutingPASS/2025/2025vtbur_team_insights.csv'#$2025vtbur_team_insights.A$1:.L$1048576];7;0)" office:value-type="float" office:value="13.1" calcext:value-type="float">
            <text:p>13.1</text:p>
          </table:table-cell>
          <table:table-cell office:value-type="string" calcext:value-type="string">
            <text:p>    5 Deep</text:p>
            <text:p>    1 None</text:p>
            <text:p>    1 Parked</text:p>
          </table:table-cell>
          <table:table-cell office:value-type="string" calcext:value-type="string">
            <text:p>    4 R</text:p>
            <text:p>    4 L</text:p>
          </table:table-cell>
          <table:table-cell office:value-type="string" calcext:value-type="string">
            <text:p>Great match</text:p>
            <text:p>We did good :D</text:p>
            <text:p>Crazy good team </text:p>
          </table:table-cell>
        </table:table-row>
        <table:table-row table:style-name="ro5">
          <table:table-cell/>
          <table:table-cell office:value-type="float" office:value="2523" calcext:value-type="float">
            <text:p>2523</text:p>
          </table:table-cell>
          <table:table-cell table:formula="of:=VLOOKUP([.B90];['file:///C:/Users/Adam/Documents/src/ScoutingPASS/2025/2025vtbur_team_insights.csv'#$2025vtbur_team_insights.A$1:.B$1048576];2;0)" office:value-type="string" office:string-value="Tech Storm" calcext:value-type="string">
            <text:p>Tech Storm</text:p>
          </table:table-cell>
          <table:table-cell table:formula="of:=VLOOKUP([.B90];['file:///C:/Users/Adam/Documents/src/ScoutingPASS/2025/2025vtbur_team_insights.csv'#$2025vtbur_team_insights.A$1:.L$1048576];6;0)" office:value-type="float" office:value="26.4" calcext:value-type="float">
            <text:p>26.4</text:p>
          </table:table-cell>
          <table:table-cell table:formula="of:=VLOOKUP([.B90];['file:///C:/Users/Adam/Documents/src/ScoutingPASS/2025/2025vtbur_team_insights.csv'#$2025vtbur_team_insights.A$1:.L$1048576];7;0)" office:value-type="float" office:value="5.1" calcext:value-type="float">
            <text:p>5.1</text:p>
          </table:table-cell>
          <table:table-cell office:value-type="string" calcext:value-type="string">
            <text:p>    3 None</text:p>
            <text:p>    4 Parked</text:p>
          </table:table-cell>
          <table:table-cell office:value-type="string" calcext:value-type="string">
            <text:p>    5 M</text:p>
            <text:p>    2 L</text:p>
          </table:table-cell>
          <table:table-cell office:value-type="string" calcext:value-type="string">
            <text:p>Very slow, semi accurate but not super</text:p>
            <text:p>Slow tank drive</text:p>
            <text:p>4 L3 scored</text:p>
            <text:p>Good filler backup bot for l2 and l3 scoring. Slower cycles</text:p>
            <text:p>Slow coral cycles. Reliable coral mechanism.</text:p>
            <text:p>Slow cycles. Backup l2 and l3 bot.</text:p>
          </table:table-cell>
        </table:table-row>
        <table:table-row table:style-name="ro2">
          <table:table-cell/>
          <table:table-cell office:value-type="float" office:value="2262" calcext:value-type="float">
            <text:p>2262</text:p>
          </table:table-cell>
          <table:table-cell table:formula="of:=VLOOKUP([.B91];['file:///C:/Users/Adam/Documents/src/ScoutingPASS/2025/2025vtbur_team_insights.csv'#$2025vtbur_team_insights.A$1:.B$1048576];2;0)" office:value-type="string" office:string-value="Robo-Panthers" calcext:value-type="string">
            <text:p>Robo-Panthers</text:p>
          </table:table-cell>
          <table:table-cell table:formula="of:=VLOOKUP([.B91];['file:///C:/Users/Adam/Documents/src/ScoutingPASS/2025/2025vtbur_team_insights.csv'#$2025vtbur_team_insights.A$1:.L$1048576];6;0)" office:value-type="float" office:value="26.9" calcext:value-type="float">
            <text:p>26.9</text:p>
          </table:table-cell>
          <table:table-cell table:formula="of:=VLOOKUP([.B91];['file:///C:/Users/Adam/Documents/src/ScoutingPASS/2025/2025vtbur_team_insights.csv'#$2025vtbur_team_insights.A$1:.L$1048576];7;0)" office:value-type="float" office:value="5.7" calcext:value-type="float">
            <text:p>5.7</text:p>
          </table:table-cell>
          <table:table-cell office:value-type="string" calcext:value-type="string">
            <text:p>    2 Parked</text:p>
            <text:p>    4 None</text:p>
          </table:table-cell>
          <table:table-cell office:value-type="string" calcext:value-type="string">
            <text:p>    4 L</text:p>
            <text:p>    2 R</text:p>
          </table:table-cell>
          <table:table-cell office:value-type="string" calcext:value-type="string">
            <text:p>Okay at l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Opponent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94:.D96])" office:value-type="float" office:value="139.2" calcext:value-type="float">
            <text:p>139.2</text:p>
          </table:table-cell>
          <table:table-cell table:number-columns-repeated="4"/>
        </table:table-row>
        <table:table-row table:style-name="ro3">
          <table:table-cell/>
          <table:table-cell office:value-type="float" office:value="237" calcext:value-type="float">
            <text:p>237</text:p>
          </table:table-cell>
          <table:table-cell table:formula="of:=VLOOKUP([.B94];['file:///C:/Users/Adam/Documents/src/ScoutingPASS/2025/2025vtbur_team_insights.csv'#$2025vtbur_team_insights.A$1:.B$1048576];2;0)" office:value-type="string" office:string-value="Black Magic Robotics" calcext:value-type="string">
            <text:p>Black Magic Robotics</text:p>
          </table:table-cell>
          <table:table-cell table:formula="of:=VLOOKUP([.B94];['file:///C:/Users/Adam/Documents/src/ScoutingPASS/2025/2025vtbur_team_insights.csv'#$2025vtbur_team_insights.A$1:.L$1048576];6;0)" office:value-type="float" office:value="38.8" calcext:value-type="float">
            <text:p>38.8</text:p>
          </table:table-cell>
          <table:table-cell table:formula="of:=VLOOKUP([.B94];['file:///C:/Users/Adam/Documents/src/ScoutingPASS/2025/2025vtbur_team_insights.csv'#$2025vtbur_team_insights.A$1:.L$1048576];7;0)" office:value-type="float" office:value="6.4" calcext:value-type="float">
            <text:p>6.4</text:p>
          </table:table-cell>
          <table:table-cell office:value-type="string" calcext:value-type="string">
            <text:p>    3 None</text:p>
            <text:p>    3 Parked</text:p>
          </table:table-cell>
          <table:table-cell office:value-type="string" calcext:value-type="string">
            <text:p>    2 L</text:p>
            <text:p>    4 R</text:p>
          </table:table-cell>
          <table:table-cell office:value-type="string" calcext:value-type="string">
            <text:p>Medium to fast cycle times</text:p>
            <text:p>Processor, something happened to coral mechanism</text:p>
            <text:p>Didn't park because robot got hung up on algae</text:p>
          </table:table-cell>
        </table:table-row>
        <table:table-row table:style-name="ro6">
          <table:table-cell/>
          <table:table-cell office:value-type="float" office:value="348" calcext:value-type="float">
            <text:p>348</text:p>
          </table:table-cell>
          <table:table-cell table:formula="of:=VLOOKUP([.B95];['file:///C:/Users/Adam/Documents/src/ScoutingPASS/2025/2025vtbur_team_insights.csv'#$2025vtbur_team_insights.A$1:.B$1048576];2;0)" office:value-type="string" office:string-value="Norwell Robotics" calcext:value-type="string">
            <text:p>Norwell Robotics</text:p>
          </table:table-cell>
          <table:table-cell table:formula="of:=VLOOKUP([.B95];['file:///C:/Users/Adam/Documents/src/ScoutingPASS/2025/2025vtbur_team_insights.csv'#$2025vtbur_team_insights.A$1:.L$1048576];6;0)" office:value-type="float" office:value="25.9" calcext:value-type="float">
            <text:p>25.9</text:p>
          </table:table-cell>
          <table:table-cell table:formula="of:=VLOOKUP([.B95];['file:///C:/Users/Adam/Documents/src/ScoutingPASS/2025/2025vtbur_team_insights.csv'#$2025vtbur_team_insights.A$1:.L$1048576];7;0)" office:value-type="float" office:value="5.4" calcext:value-type="float">
            <text:p>5.4</text:p>
          </table:table-cell>
          <table:table-cell office:value-type="string" calcext:value-type="string">
            <text:p>    4 None</text:p>
            <text:p>    2 Parked</text:p>
          </table:table-cell>
          <table:table-cell office:value-type="string" calcext:value-type="string">
            <text:p>    2 L</text:p>
            <text:p>    4 M</text:p>
          </table:table-cell>
          <table:table-cell office:value-type="string" calcext:value-type="string">
            <text:p>I started watching late bc of technical difficulties, played defense but poorly</text:p>
            <text:p>Didn't move</text:p>
            <text:p>Slow - medium cycle times</text:p>
            <text:p>Good backup option of l2 and l3</text:p>
            <text:p>Robot malfunction </text:p>
          </table:table-cell>
        </table:table-row>
        <table:table-row table:style-name="ro3">
          <table:table-cell/>
          <table:table-cell office:value-type="float" office:value="4909" calcext:value-type="float">
            <text:p>4909</text:p>
          </table:table-cell>
          <table:table-cell table:formula="of:=VLOOKUP([.B96];['file:///C:/Users/Adam/Documents/src/ScoutingPASS/2025/2025vtbur_team_insights.csv'#$2025vtbur_team_insights.A$1:.B$1048576];2;0)" office:value-type="string" office:string-value="Bionics" calcext:value-type="string">
            <text:p>Bionics</text:p>
          </table:table-cell>
          <table:table-cell table:style-name="ce3" table:formula="of:=VLOOKUP([.B96];['file:///C:/Users/Adam/Documents/src/ScoutingPASS/2025/2025vtbur_team_insights.csv'#$2025vtbur_team_insights.A$1:.L$1048576];6;0)" office:value-type="float" office:value="74.5" calcext:value-type="float">
            <text:p>74.5</text:p>
          </table:table-cell>
          <table:table-cell table:formula="of:=VLOOKUP([.B96];['file:///C:/Users/Adam/Documents/src/ScoutingPASS/2025/2025vtbur_team_insights.csv'#$2025vtbur_team_insights.A$1:.L$1048576];7;0)" office:value-type="float" office:value="14.7" calcext:value-type="float">
            <text:p>14.7</text:p>
          </table:table-cell>
          <table:table-cell office:value-type="string" calcext:value-type="string">
            <text:p><text:s text:c="4"/>5 Deep</text:p>
          </table:table-cell>
          <table:table-cell office:value-type="string" calcext:value-type="string">
            <text:p>    4 L</text:p>
            <text:p>    1 R</text:p>
          </table:table-cell>
          <table:table-cell office:value-type="string" calcext:value-type="string">
            <text:p/>
            <text:p/>
            <text:p>Fast cycles 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tch 55</text:p>
          </table:table-cell>
          <table:table-cell table:style-name="ce2" office:value-type="string" calcext:value-type="string">
            <text:p>Allie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99:.D101])" office:value-type="float" office:value="110" calcext:value-type="float">
            <text:p>110</text:p>
          </table:table-cell>
          <table:table-cell table:number-columns-repeated="4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table:formula="of:=VLOOKUP([.B99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style-name="ce3" table:formula="of:=VLOOKUP([.B99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B99];['file:///C:/Users/Adam/Documents/src/ScoutingPASS/2025/2025vtbur_team_insights.csv'#$2025vtbur_team_insights.A$1:.L$1048576];7;0)" office:value-type="float" office:value="13.1" calcext:value-type="float">
            <text:p>13.1</text:p>
          </table:table-cell>
          <table:table-cell office:value-type="string" calcext:value-type="string">
            <text:p>    5 Deep</text:p>
            <text:p>    1 None</text:p>
            <text:p>    1 Parked</text:p>
          </table:table-cell>
          <table:table-cell office:value-type="string" calcext:value-type="string">
            <text:p>    4 R</text:p>
            <text:p>    4 L</text:p>
          </table:table-cell>
          <table:table-cell/>
        </table:table-row>
        <table:table-row table:style-name="ro3">
          <table:table-cell/>
          <table:table-cell office:value-type="float" office:value="811" calcext:value-type="float">
            <text:p>811</text:p>
          </table:table-cell>
          <table:table-cell table:formula="of:=VLOOKUP([.B100];['file:///C:/Users/Adam/Documents/src/ScoutingPASS/2025/2025vtbur_team_insights.csv'#$2025vtbur_team_insights.A$1:.B$1048576];2;0)" office:value-type="string" office:string-value="Wild Cards" calcext:value-type="string">
            <text:p>Wild Cards</text:p>
          </table:table-cell>
          <table:table-cell table:style-name="ce3" table:formula="of:=VLOOKUP([.B100];['file:///C:/Users/Adam/Documents/src/ScoutingPASS/2025/2025vtbur_team_insights.csv'#$2025vtbur_team_insights.A$1:.L$1048576];6;0)" office:value-type="float" office:value="22.3" calcext:value-type="float">
            <text:p>22.3</text:p>
          </table:table-cell>
          <table:table-cell table:formula="of:=VLOOKUP([.B100];['file:///C:/Users/Adam/Documents/src/ScoutingPASS/2025/2025vtbur_team_insights.csv'#$2025vtbur_team_insights.A$1:.L$1048576];7;0)" office:value-type="float" office:value="4.1" calcext:value-type="float">
            <text:p>4.1</text:p>
          </table:table-cell>
          <table:table-cell office:value-type="string" calcext:value-type="string">
            <text:p>    4 Parked</text:p>
            <text:p>    3 None</text:p>
          </table:table-cell>
          <table:table-cell office:value-type="string" calcext:value-type="string">
            <text:p>    4 R</text:p>
            <text:p>    1 M</text:p>
            <text:p>    2 L</text:p>
          </table:table-cell>
          <table:table-cell office:value-type="string" calcext:value-type="string">
            <text:p>Mid elevator bot</text:p>
            <text:p>Very slow, missed almost all attempts, could in hoery score on L4 or L3 but failed</text:p>
            <text:p>Slow l4 cycle time. Unreliable coral mechanism.</text:p>
          </table:table-cell>
        </table:table-row>
        <table:table-row table:style-name="ro4">
          <table:table-cell/>
          <table:table-cell office:value-type="float" office:value="2423" calcext:value-type="float">
            <text:p>2423</text:p>
          </table:table-cell>
          <table:table-cell table:formula="of:=VLOOKUP([.B101];['file:///C:/Users/Adam/Documents/src/ScoutingPASS/2025/2025vtbur_team_insights.csv'#$2025vtbur_team_insights.A$1:.B$1048576];2;0)" office:value-type="string" office:string-value="The KwarQs" calcext:value-type="string">
            <text:p>The KwarQs</text:p>
          </table:table-cell>
          <table:table-cell table:style-name="ce3" table:formula="of:=VLOOKUP([.B101];['file:///C:/Users/Adam/Documents/src/ScoutingPASS/2025/2025vtbur_team_insights.csv'#$2025vtbur_team_insights.A$1:.L$1048576];6;0)" office:value-type="float" office:value="37.1" calcext:value-type="float">
            <text:p>37.1</text:p>
          </table:table-cell>
          <table:table-cell table:formula="of:=VLOOKUP([.B101];['file:///C:/Users/Adam/Documents/src/ScoutingPASS/2025/2025vtbur_team_insights.csv'#$2025vtbur_team_insights.A$1:.L$1048576];7;0)" office:value-type="float" office:value="7.1" calcext:value-type="float">
            <text:p>7.1</text:p>
          </table:table-cell>
          <table:table-cell office:value-type="string" calcext:value-type="string">
            <text:p>    7 Parked</text:p>
            <text:p>    2 Deep</text:p>
          </table:table-cell>
          <table:table-cell office:value-type="string" calcext:value-type="string">
            <text:p>    2 L</text:p>
            <text:p>    6 R</text:p>
          </table:table-cell>
          <table:table-cell office:value-type="string" calcext:value-type="string">
            <text:p>Good l2 and l3</text:p>
            <text:p>Places coral all levels quickly; dropped a few while placing</text:p>
            <text:p>Good at l2 and l3. Ok cycle time</text:p>
            <text:p>Fast elevator cycler. Reliable deap climb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Opponent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104:.D106])" office:value-type="float" office:value="87.5" calcext:value-type="float">
            <text:p>87.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13" calcext:value-type="float">
            <text:p>7913</text:p>
          </table:table-cell>
          <table:table-cell table:formula="of:=VLOOKUP([.B104];['file:///C:/Users/Adam/Documents/src/ScoutingPASS/2025/2025vtbur_team_insights.csv'#$2025vtbur_team_insights.A$1:.B$1048576];2;0)" office:value-type="string" office:string-value="&quot;Bear&quot;ly Functioning" calcext:value-type="string">
            <text:p>"Bear"ly Functioning</text:p>
          </table:table-cell>
          <table:table-cell table:style-name="ce3" table:formula="of:=VLOOKUP([.B104];['file:///C:/Users/Adam/Documents/src/ScoutingPASS/2025/2025vtbur_team_insights.csv'#$2025vtbur_team_insights.A$1:.L$1048576];6;0)" office:value-type="float" office:value="15.2" calcext:value-type="float">
            <text:p>15.2</text:p>
          </table:table-cell>
          <table:table-cell table:formula="of:=VLOOKUP([.B104];['file:///C:/Users/Adam/Documents/src/ScoutingPASS/2025/2025vtbur_team_insights.csv'#$2025vtbur_team_insights.A$1:.L$1048576];7;0)" office:value-type="float" office:value="7.3" calcext:value-type="float">
            <text:p>7.3</text:p>
          </table:table-cell>
          <table:table-cell office:value-type="string" calcext:value-type="string">
            <text:p>    2 None</text:p>
            <text:p>    4 Parked</text:p>
          </table:table-cell>
          <table:table-cell office:value-type="string" calcext:value-type="string">
            <text:p>    4 L</text:p>
            <text:p>    2 M</text:p>
          </table:table-cell>
          <table:table-cell office:value-type="string" calcext:value-type="string">
            <text:p>Had trouble getting coral into the rbot</text:p>
            <text:p>Spinning in place inneffective</text:p>
            <text:p>Slow cycles</text:p>
            <text:p>Stuck in one spot for entire match</text:p>
          </table:table-cell>
        </table:table-row>
        <table:table-row table:style-name="ro6">
          <table:table-cell/>
          <table:table-cell office:value-type="float" office:value="4572" calcext:value-type="float">
            <text:p>4572</text:p>
          </table:table-cell>
          <table:table-cell table:formula="of:=VLOOKUP([.B105];['file:///C:/Users/Adam/Documents/src/ScoutingPASS/2025/2025vtbur_team_insights.csv'#$2025vtbur_team_insights.A$1:.B$1048576];2;0)" office:value-type="string" office:string-value="Barlow Robotics" calcext:value-type="string">
            <text:p>Barlow Robotics</text:p>
          </table:table-cell>
          <table:table-cell table:style-name="ce3" table:formula="of:=VLOOKUP([.B105];['file:///C:/Users/Adam/Documents/src/ScoutingPASS/2025/2025vtbur_team_insights.csv'#$2025vtbur_team_insights.A$1:.L$1048576];6;0)" office:value-type="float" office:value="20.3" calcext:value-type="float">
            <text:p>20.3</text:p>
          </table:table-cell>
          <table:table-cell table:formula="of:=VLOOKUP([.B105];['file:///C:/Users/Adam/Documents/src/ScoutingPASS/2025/2025vtbur_team_insights.csv'#$2025vtbur_team_insights.A$1:.L$1048576];7;0)" office:value-type="float" office:value="6" calcext:value-type="float">
            <text:p>6</text:p>
          </table:table-cell>
          <table:table-cell office:value-type="string" calcext:value-type="string">
            <text:p>    1 Deep</text:p>
            <text:p>    5 Parked</text:p>
            <text:p>    3 None</text:p>
          </table:table-cell>
          <table:table-cell office:value-type="string" calcext:value-type="string">
            <text:p>    2 L</text:p>
            <text:p>    7 M</text:p>
          </table:table-cell>
          <table:table-cell office:value-type="string" calcext:value-type="string">
            <text:p>Placed 4-5 coral on level3. Dropped a couple more in the process.  </text:p>
            <text:p>Attempted coral in auto but failed, almost climbed but fell off</text:p>
            <text:p>Very slow cycles. Ok on l4</text:p>
            <text:p>Had trouble scoring higher than l1</text:p>
            <text:p>Broke down 1/2 through match</text:p>
          </table:table-cell>
        </table:table-row>
        <table:table-row table:style-name="ro5">
          <table:table-cell/>
          <table:table-cell office:value-type="float" office:value="166" calcext:value-type="float">
            <text:p>166</text:p>
          </table:table-cell>
          <table:table-cell table:formula="of:=VLOOKUP([.B106];['file:///C:/Users/Adam/Documents/src/ScoutingPASS/2025/2025vtbur_team_insights.csv'#$2025vtbur_team_insights.A$1:.B$1048576];2;0)" office:value-type="string" office:string-value="Chop Shop" calcext:value-type="string">
            <text:p>Chop Shop</text:p>
          </table:table-cell>
          <table:table-cell table:style-name="ce3" table:formula="of:=VLOOKUP([.B106];['file:///C:/Users/Adam/Documents/src/ScoutingPASS/2025/2025vtbur_team_insights.csv'#$2025vtbur_team_insights.A$1:.L$1048576];6;0)" office:value-type="float" office:value="52" calcext:value-type="float">
            <text:p>52</text:p>
          </table:table-cell>
          <table:table-cell table:formula="of:=VLOOKUP([.B106];['file:///C:/Users/Adam/Documents/src/ScoutingPASS/2025/2025vtbur_team_insights.csv'#$2025vtbur_team_insights.A$1:.L$1048576];7;0)" office:value-type="float" office:value="9.1" calcext:value-type="float">
            <text:p>9.1</text:p>
          </table:table-cell>
          <table:table-cell office:value-type="string" calcext:value-type="string">
            <text:p>    1 Parked</text:p>
            <text:p>    7 Deep</text:p>
          </table:table-cell>
          <table:table-cell office:value-type="string" calcext:value-type="string">
            <text:p>    1 M</text:p>
            <text:p>    3 R</text:p>
            <text:p>    3 L</text:p>
          </table:table-cell>
          <table:table-cell office:value-type="string" calcext:value-type="string">
            <text:p>Good 2 and 3 scoring</text:p>
            <text:p>Good coral elevator</text:p>
            <text:p>Placed lots of coral on L2-L4, very fast</text:p>
            <text:p>Fast cycles, filled up l4 by themselves </text:p>
            <text:p>Great at l2 and l3 super valuable alliance teamate</text:p>
            <text:p>Ok l4 coral scorer. Ok processor scorer. Fast deap climb.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atch 59</text:p>
          </table:table-cell>
          <table:table-cell table:style-name="ce2" office:value-type="string" calcext:value-type="string">
            <text:p>Allie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110:.D112])" office:value-type="float" office:value="108.9" calcext:value-type="float">
            <text:p>108.9</text:p>
          </table:table-cell>
          <table:table-cell table:number-columns-repeated="4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table:formula="of:=VLOOKUP([.B110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formula="of:=VLOOKUP([.B110];['file:///C:/Users/Adam/Documents/src/ScoutingPASS/2025/2025vtbur_team_insights.csv'#$2025vtbur_team_insights.A$1:.L$1048576];6;0)" office:value-type="float" office:value="50.6" calcext:value-type="float">
            <text:p>50.6</text:p>
          </table:table-cell>
          <table:table-cell table:formula="of:=VLOOKUP([.B110];['file:///C:/Users/Adam/Documents/src/ScoutingPASS/2025/2025vtbur_team_insights.csv'#$2025vtbur_team_insights.A$1:.L$1048576];7;0)" office:value-type="float" office:value="13.1" calcext:value-type="float">
            <text:p>13.1</text:p>
          </table:table-cell>
          <table:table-cell office:value-type="string" calcext:value-type="string">
            <text:p>    5 Deep</text:p>
            <text:p>    1 None</text:p>
            <text:p>    1 Parked</text:p>
          </table:table-cell>
          <table:table-cell office:value-type="string" calcext:value-type="string">
            <text:p>    4 R</text:p>
            <text:p>    4 L</text:p>
          </table:table-cell>
          <table:table-cell office:value-type="string" calcext:value-type="string">
            <text:p>Great match</text:p>
            <text:p>We did good :D</text:p>
            <text:p>Crazy good team </text:p>
          </table:table-cell>
        </table:table-row>
        <table:table-row table:style-name="ro5">
          <table:table-cell/>
          <table:table-cell office:value-type="float" office:value="5494" calcext:value-type="float">
            <text:p>5494</text:p>
          </table:table-cell>
          <table:table-cell table:formula="of:=VLOOKUP([.B111];['file:///C:/Users/Adam/Documents/src/ScoutingPASS/2025/2025vtbur_team_insights.csv'#$2025vtbur_team_insights.A$1:.B$1048576];2;0)" office:value-type="string" office:string-value="Bizarbots Robotics" calcext:value-type="string">
            <text:p>Bizarbots Robotics</text:p>
          </table:table-cell>
          <table:table-cell table:formula="of:=VLOOKUP([.B111];['file:///C:/Users/Adam/Documents/src/ScoutingPASS/2025/2025vtbur_team_insights.csv'#$2025vtbur_team_insights.A$1:.L$1048576];6;0)" office:value-type="float" office:value="21.3" calcext:value-type="float">
            <text:p>21.3</text:p>
          </table:table-cell>
          <table:table-cell table:formula="of:=VLOOKUP([.B111];['file:///C:/Users/Adam/Documents/src/ScoutingPASS/2025/2025vtbur_team_insights.csv'#$2025vtbur_team_insights.A$1:.L$1048576];7;0)" office:value-type="float" office:value="6.5" calcext:value-type="float">
            <text:p>6.5</text:p>
          </table:table-cell>
          <table:table-cell office:value-type="string" calcext:value-type="string">
            <text:p>    4 Parked</text:p>
            <text:p>    2 Deep</text:p>
          </table:table-cell>
          <table:table-cell office:value-type="string" calcext:value-type="string">
            <text:p>    4 M</text:p>
            <text:p>    1 L</text:p>
          </table:table-cell>
          <table:table-cell table:style-name="ce4" office:value-type="string" calcext:value-type="string">
            <text:p>Medium speed cycle times, not super fast </text:p>
            <text:p>Took time to score single coral</text:p>
            <text:p>Went to play defense</text:p>
            <text:p>Mostly scored on L4</text:p>
            <text:p>Almost climbed, dropped last second, used 30 seconds though</text:p>
            <text:p>Slitely slow l2 and l3 cycles. Working deap climb.</text:p>
          </table:table-cell>
        </table:table-row>
        <table:table-row table:style-name="ro5">
          <table:table-cell/>
          <table:table-cell office:value-type="float" office:value="4311" calcext:value-type="float">
            <text:p>4311</text:p>
          </table:table-cell>
          <table:table-cell table:formula="of:=VLOOKUP([.B112];['file:///C:/Users/Adam/Documents/src/ScoutingPASS/2025/2025vtbur_team_insights.csv'#$2025vtbur_team_insights.A$1:.B$1048576];2;0)" office:value-type="string" office:string-value="Swampscott Currents" calcext:value-type="string">
            <text:p>Swampscott Currents</text:p>
          </table:table-cell>
          <table:table-cell table:formula="of:=VLOOKUP([.B112];['file:///C:/Users/Adam/Documents/src/ScoutingPASS/2025/2025vtbur_team_insights.csv'#$2025vtbur_team_insights.A$1:.L$1048576];6;0)" office:value-type="float" office:value="37" calcext:value-type="float">
            <text:p>37</text:p>
          </table:table-cell>
          <table:table-cell table:formula="of:=VLOOKUP([.B112];['file:///C:/Users/Adam/Documents/src/ScoutingPASS/2025/2025vtbur_team_insights.csv'#$2025vtbur_team_insights.A$1:.L$1048576];7;0)" office:value-type="float" office:value="6.8" calcext:value-type="float">
            <text:p>6.8</text:p>
          </table:table-cell>
          <table:table-cell office:value-type="string" calcext:value-type="string">
            <text:p>    7 Deep</text:p>
            <text:p>    1 Parked</text:p>
          </table:table-cell>
          <table:table-cell office:value-type="string" calcext:value-type="string">
            <text:p>    7 M</text:p>
            <text:p>    1 R</text:p>
          </table:table-cell>
          <table:table-cell office:value-type="string" calcext:value-type="string">
            <text:p>Got stuck on the algae for almost the whole match</text:p>
            <text:p>Can score l1 coral </text:p>
            <text:p>Good processor robot</text:p>
            <text:p>Fast cycles at the processers</text:p>
            <text:p>Very fast processor cycles. Very reliable deap climb.</text:p>
            <text:p>Great 3rd alliance teammate if never chosen as a algae bo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Opponents</text:p>
          </table:table-cell>
          <table:table-cell table:style-name="ce2" office:value-type="string" calcext:value-type="string">
            <text:p>total EPA</text:p>
          </table:table-cell>
          <table:table-cell table:style-name="ce2" table:formula="of:=SUM([.D115:.D117])" office:value-type="float" office:value="124.7" calcext:value-type="float">
            <text:p>124.7</text:p>
          </table:table-cell>
          <table:table-cell table:number-columns-repeated="4"/>
        </table:table-row>
        <table:table-row table:style-name="ro3">
          <table:table-cell/>
          <table:table-cell office:value-type="float" office:value="839" calcext:value-type="float">
            <text:p>839</text:p>
          </table:table-cell>
          <table:table-cell table:formula="of:=VLOOKUP([.B115];['file:///C:/Users/Adam/Documents/src/ScoutingPASS/2025/2025vtbur_team_insights.csv'#$2025vtbur_team_insights.A$1:.B$1048576];2;0)" office:value-type="string" office:string-value="Rosie Robotics" calcext:value-type="string">
            <text:p>Rosie Robotics</text:p>
          </table:table-cell>
          <table:table-cell table:formula="of:=VLOOKUP([.B115];['file:///C:/Users/Adam/Documents/src/ScoutingPASS/2025/2025vtbur_team_insights.csv'#$2025vtbur_team_insights.A$1:.L$1048576];6;0)" office:value-type="float" office:value="48.8" calcext:value-type="float">
            <text:p>48.8</text:p>
          </table:table-cell>
          <table:table-cell table:formula="of:=VLOOKUP([.B115];['file:///C:/Users/Adam/Documents/src/ScoutingPASS/2025/2025vtbur_team_insights.csv'#$2025vtbur_team_insights.A$1:.L$1048576];7;0)" office:value-type="float" office:value="6.3" calcext:value-type="float">
            <text:p>6.3</text:p>
          </table:table-cell>
          <table:table-cell office:value-type="string" calcext:value-type="string">
            <text:p><text:s text:c="3"/>5 Deep</text:p>
          </table:table-cell>
          <table:table-cell office:value-type="string" calcext:value-type="string">
            <text:p>    3 R</text:p>
            <text:p>    3 L</text:p>
          </table:table-cell>
          <table:table-cell office:value-type="string" calcext:value-type="string">
            <text:p>Pretty good for l2 and l3</text:p>
            <text:p>Good l2 and l3</text:p>
            <text:p>Fast cycles times. Can score on all levels. Reliable deap climb.</text:p>
          </table:table-cell>
        </table:table-row>
        <table:table-row table:style-name="ro3">
          <table:table-cell/>
          <table:table-cell office:value-type="float" office:value="237" calcext:value-type="float">
            <text:p>237</text:p>
          </table:table-cell>
          <table:table-cell table:formula="of:=VLOOKUP([.B116];['file:///C:/Users/Adam/Documents/src/ScoutingPASS/2025/2025vtbur_team_insights.csv'#$2025vtbur_team_insights.A$1:.B$1048576];2;0)" office:value-type="string" office:string-value="Black Magic Robotics" calcext:value-type="string">
            <text:p>Black Magic Robotics</text:p>
          </table:table-cell>
          <table:table-cell table:formula="of:=VLOOKUP([.B116];['file:///C:/Users/Adam/Documents/src/ScoutingPASS/2025/2025vtbur_team_insights.csv'#$2025vtbur_team_insights.A$1:.L$1048576];6;0)" office:value-type="float" office:value="38.8" calcext:value-type="float">
            <text:p>38.8</text:p>
          </table:table-cell>
          <table:table-cell table:formula="of:=VLOOKUP([.B116];['file:///C:/Users/Adam/Documents/src/ScoutingPASS/2025/2025vtbur_team_insights.csv'#$2025vtbur_team_insights.A$1:.L$1048576];7;0)" office:value-type="float" office:value="6.4" calcext:value-type="float">
            <text:p>6.4</text:p>
          </table:table-cell>
          <table:table-cell office:value-type="string" calcext:value-type="string">
            <text:p>    3 None</text:p>
            <text:p>    3 Parked</text:p>
          </table:table-cell>
          <table:table-cell office:value-type="string" calcext:value-type="string">
            <text:p>    2 L</text:p>
            <text:p>    4 R</text:p>
          </table:table-cell>
          <table:table-cell office:value-type="string" calcext:value-type="string">
            <text:p>Medium to fast cycle times</text:p>
            <text:p>Processor, something happened to coral mechanism</text:p>
            <text:p>Didn't park because robot got hung up on algae</text:p>
          </table:table-cell>
        </table:table-row>
        <table:table-row table:style-name="ro2">
          <table:table-cell/>
          <table:table-cell office:value-type="float" office:value="6933" calcext:value-type="float">
            <text:p>6933</text:p>
          </table:table-cell>
          <table:table-cell table:formula="of:=VLOOKUP([.B117];['file:///C:/Users/Adam/Documents/src/ScoutingPASS/2025/2025vtbur_team_insights.csv'#$2025vtbur_team_insights.A$1:.B$1048576];2;0)" office:value-type="string" office:string-value="Archytas" calcext:value-type="string">
            <text:p>Archytas</text:p>
          </table:table-cell>
          <table:table-cell table:formula="of:=VLOOKUP([.B117];['file:///C:/Users/Adam/Documents/src/ScoutingPASS/2025/2025vtbur_team_insights.csv'#$2025vtbur_team_insights.A$1:.L$1048576];6;0)" office:value-type="float" office:value="37.1" calcext:value-type="float">
            <text:p>37.1</text:p>
          </table:table-cell>
          <table:table-cell table:formula="of:=VLOOKUP([.B117];['file:///C:/Users/Adam/Documents/src/ScoutingPASS/2025/2025vtbur_team_insights.csv'#$2025vtbur_team_insights.A$1:.L$1048576];7;0)" office:value-type="float" office:value="8.5" calcext:value-type="float">
            <text:p>8.5</text:p>
          </table:table-cell>
          <table:table-cell office:value-type="string" calcext:value-type="string">
            <text:p>    4 Parked</text:p>
            <text:p>    2 None</text:p>
          </table:table-cell>
          <table:table-cell office:value-type="string" calcext:value-type="string">
            <text:p>    3 R</text:p>
            <text:p>    3 L</text:p>
          </table:table-cell>
          <table:table-cell office:value-type="string" calcext:value-type="string">
            <text:p>None </text:p>
            <text:p>Fast bot, unreliable coral mechanism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ICK LIST NOTES</text:p>
          </table:table-cell>
          <table:table-cell table:number-columns-repeated="7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table:formula="of:=VLOOKUP([.B122];['file:///C:/Users/Adam/Documents/src/ScoutingPASS/2025/2025vtbur_team_insights.csv'#$2025vtbur_team_insights.A$1:.B$1048576];2;0)" office:value-type="string" office:string-value="Grasshoppers" calcext:value-type="string">
            <text:p>Grasshoppers</text:p>
          </table:table-cell>
          <table:table-cell table:number-columns-repeated="2"/>
          <table:table-cell table:formula="of:=VLOOKUP([.B122];['file:///C:/Users/Adam/Documents/src/ScoutingPASS/2025/MatchNotesByTeam.csv'#$MatchNotesByTeam.A$1:.D$1048576];2;0)" office:value-type="string" office:string-value="5 Deep&#10;1 None&#10;1 Parked" calcext:value-type="string">
            <text:p>5 Deep</text:p>
            <text:p>1 None</text:p>
            <text:p>1 Parked</text:p>
          </table:table-cell>
          <table:table-cell table:formula="of:=VLOOKUP([.B122];['file:///C:/Users/Adam/Documents/src/ScoutingPASS/2025/MatchNotesByTeam.csv'#$MatchNotesByTeam.A$1:.D$1048576];3;0)" office:value-type="string" office:string-value="4 R&#10;4 L" calcext:value-type="string">
            <text:p>4 R</text:p>
            <text:p>4 L</text:p>
          </table:table-cell>
          <table:table-cell table:formula="of:=VLOOKUP([.B122];['file:///C:/Users/Adam/Documents/src/ScoutingPASS/2025/MatchNotesByTeam.csv'#$MatchNotesByTeam.A$1:.D$1048576];4;0)" office:value-type="string" office:string-value="5: Great match&#10;18: We did good :D&#10;24: Crazy good team " calcext:value-type="string">
            <text:p>5: Great match</text:p>
            <text:p>18: We did good :D</text:p>
            <text:p>24: Crazy good team </text:p>
          </table:table-cell>
        </table:table-row>
        <table:table-row table:style-name="ro7">
          <table:table-cell office:value-type="string" calcext:value-type="string">
            <text:p>1<text:span text:style-name="T1">st</text:span> pick</text:p>
          </table:table-cell>
          <table:table-cell office:value-type="float" office:value="2423" calcext:value-type="float">
            <text:p>2423</text:p>
          </table:table-cell>
          <table:table-cell table:formula="of:=VLOOKUP([.B123];['file:///C:/Users/Adam/Documents/src/ScoutingPASS/2025/2025vtbur_team_insights.csv'#$2025vtbur_team_insights.A$1:.B$1048576];2;0)" office:value-type="string" office:string-value="The KwarQs" calcext:value-type="string">
            <text:p>The KwarQs</text:p>
          </table:table-cell>
          <table:table-cell table:formula="of:=VLOOKUP([.B123];['file:///C:/Users/Adam/Documents/src/ScoutingPASS/2025/2025vtbur_team_insights.csv'#$2025vtbur_team_insights.A$1:.L$1048576];6;0)" office:value-type="float" office:value="37.1" calcext:value-type="float">
            <text:p>37.1</text:p>
          </table:table-cell>
          <table:table-cell table:formula="of:=VLOOKUP([.B123];['file:///C:/Users/Adam/Documents/src/ScoutingPASS/2025/2025vtbur_team_insights.csv'#$2025vtbur_team_insights.A$1:.L$1048576];7;0)" office:value-type="float" office:value="7.1" calcext:value-type="float">
            <text:p>7.1</text:p>
          </table:table-cell>
          <table:table-cell table:formula="of:=VLOOKUP([.B123];['file:///C:/Users/Adam/Documents/src/ScoutingPASS/2025/MatchNotesByTeam.csv'#$MatchNotesByTeam.A$1:.D$1048576];2;0)" office:value-type="string" office:string-value="7 Parked&#10;2 Deep" calcext:value-type="string">
            <text:p>7 Parked</text:p>
            <text:p>2 Deep</text:p>
          </table:table-cell>
          <table:table-cell table:formula="of:=VLOOKUP([.B123];['file:///C:/Users/Adam/Documents/src/ScoutingPASS/2025/MatchNotesByTeam.csv'#$MatchNotesByTeam.A$1:.D$1048576];3;0)" office:value-type="string" office:string-value="3 L&#10;6 R" calcext:value-type="string">
            <text:p>3 L</text:p>
            <text:p>6 R</text:p>
          </table:table-cell>
          <table:table-cell table:formula="of:=VLOOKUP([.B123];['file:///C:/Users/Adam/Documents/src/ScoutingPASS/2025/MatchNotesByTeam.csv'#$MatchNotesByTeam.A$1:.D$1048576];4;0)" office:value-type="string" office:string-value="12: Good l2 and l3&#10;20: Places coral all levels quickly; dropped a few while placing&#10;26: Good at l2 and l3. Ok cycle time&#10;41: Fast elevator cycler. Reliable deap climb." calcext:value-type="string">
            <text:p>12: Good l2 and l3</text:p>
            <text:p>20: Places coral all levels quickly; dropped a few while placing</text:p>
            <text:p>26: Good at l2 and l3. Ok cycle time</text:p>
            <text:p>41: Fast elevator cycler. Reliable deap climb.</text:p>
          </table:table-cell>
        </table:table-row>
        <table:table-row table:style-name="ro5">
          <table:table-cell/>
          <table:table-cell office:value-type="float" office:value="1058" calcext:value-type="float">
            <text:p>1058</text:p>
          </table:table-cell>
          <table:table-cell table:formula="of:=VLOOKUP([.B124];['file:///C:/Users/Adam/Documents/src/ScoutingPASS/2025/2025vtbur_team_insights.csv'#$2025vtbur_team_insights.A$1:.B$1048576];2;0)" office:value-type="string" office:string-value="PVC Pirates" calcext:value-type="string">
            <text:p>PVC Pirates</text:p>
          </table:table-cell>
          <table:table-cell table:formula="of:=VLOOKUP([.B124];['file:///C:/Users/Adam/Documents/src/ScoutingPASS/2025/2025vtbur_team_insights.csv'#$2025vtbur_team_insights.A$1:.L$1048576];6;0)" office:value-type="float" office:value="39.6" calcext:value-type="float">
            <text:p>39.6</text:p>
          </table:table-cell>
          <table:table-cell table:formula="of:=VLOOKUP([.B124];['file:///C:/Users/Adam/Documents/src/ScoutingPASS/2025/2025vtbur_team_insights.csv'#$2025vtbur_team_insights.A$1:.L$1048576];7;0)" office:value-type="float" office:value="11.4" calcext:value-type="float">
            <text:p>11.4</text:p>
          </table:table-cell>
          <table:table-cell table:formula="of:=VLOOKUP([.B124];['file:///C:/Users/Adam/Documents/src/ScoutingPASS/2025/MatchNotesByTeam.csv'#$MatchNotesByTeam.A$1:.D$1048576];2;0)" office:value-type="string" office:string-value="5 Deep&#10;3 Parked" calcext:value-type="string">
            <text:p>5 Deep</text:p>
            <text:p>3 Parked</text:p>
          </table:table-cell>
          <table:table-cell table:formula="of:=VLOOKUP([.B124];['file:///C:/Users/Adam/Documents/src/ScoutingPASS/2025/MatchNotesByTeam.csv'#$MatchNotesByTeam.A$1:.D$1048576];3;0)" office:value-type="string" office:string-value="6 R&#10;2 L" calcext:value-type="string">
            <text:p>6 R</text:p>
            <text:p>2 L</text:p>
          </table:table-cell>
          <table:table-cell table:formula="of:=VLOOKUP([.B124];['file:///C:/Users/Adam/Documents/src/ScoutingPASS/2025/MatchNotesByTeam.csv'#$MatchNotesByTeam.A$1:.D$1048576];4;0)" office:value-type="string" office:string-value="15: Fast deep climb &#10;18: Slow cycles &#10;23: Fast&#10;27: Faster cycle times but inconsistent coral mechanism&#10;33: Very fast but cycles slow because of a bad coral mechanism. Didn't get to their deap climb.&#10;45: Fast elevator cycler. Good deep climb." calcext:value-type="string">
            <text:p>15: Fast deep climb </text:p>
            <text:p>18: Slow cycles </text:p>
            <text:p>23: Fast</text:p>
            <text:p>27: Faster cycle times but inconsistent coral mechanism</text:p>
            <text:p>33: Very fast but cycles slow because of a bad coral mechanism. Didn't get to their deap climb.</text:p>
            <text:p>45: Fast elevator cycler. Good deep climb.</text:p>
          </table:table-cell>
        </table:table-row>
        <table:table-row table:style-name="ro6">
          <table:table-cell/>
          <table:table-cell office:value-type="float" office:value="157" calcext:value-type="float">
            <text:p>157</text:p>
          </table:table-cell>
          <table:table-cell table:formula="of:=VLOOKUP([.B125];['file:///C:/Users/Adam/Documents/src/ScoutingPASS/2025/2025vtbur_team_insights.csv'#$2025vtbur_team_insights.A$1:.B$1048576];2;0)" office:value-type="string" office:string-value="AZTECHS" calcext:value-type="string">
            <text:p>AZTECHS</text:p>
          </table:table-cell>
          <table:table-cell table:formula="of:=VLOOKUP([.B125];['file:///C:/Users/Adam/Documents/src/ScoutingPASS/2025/2025vtbur_team_insights.csv'#$2025vtbur_team_insights.A$1:.L$1048576];6;0)" office:value-type="float" office:value="36.8" calcext:value-type="float">
            <text:p>36.8</text:p>
          </table:table-cell>
          <table:table-cell table:formula="of:=VLOOKUP([.B125];['file:///C:/Users/Adam/Documents/src/ScoutingPASS/2025/2025vtbur_team_insights.csv'#$2025vtbur_team_insights.A$1:.L$1048576];7;0)" office:value-type="float" office:value="7.4" calcext:value-type="float">
            <text:p>7.4</text:p>
          </table:table-cell>
          <table:table-cell table:formula="of:=VLOOKUP([.B125];['file:///C:/Users/Adam/Documents/src/ScoutingPASS/2025/MatchNotesByTeam.csv'#$MatchNotesByTeam.A$1:.D$1048576];2;0)" office:value-type="string" office:string-value="7 Deep&#10;2 Parked" calcext:value-type="string">
            <text:p>7 Deep</text:p>
            <text:p>2 Parked</text:p>
          </table:table-cell>
          <table:table-cell table:formula="of:=VLOOKUP([.B125];['file:///C:/Users/Adam/Documents/src/ScoutingPASS/2025/MatchNotesByTeam.csv'#$MatchNotesByTeam.A$1:.D$1048576];3;0)" office:value-type="string" office:string-value="7 M&#10;2 L" calcext:value-type="string">
            <text:p>7 M</text:p>
            <text:p>2 L</text:p>
          </table:table-cell>
          <table:table-cell table:formula="of:=VLOOKUP([.B125];['file:///C:/Users/Adam/Documents/src/ScoutingPASS/2025/MatchNotesByTeam.csv'#$MatchNotesByTeam.A$1:.D$1048576];4;0)" office:value-type="string" office:string-value="1: Jerky driving, poor human loading intake&#10;11: Tried to score coral in auto but missed, tried really hard with processor but also failed&#10;28: Could score in the barge quickly&#10;45: Ok l4 coral cycler." calcext:value-type="string">
            <text:p>1: Jerky driving, poor human loading intake</text:p>
            <text:p>11: Tried to score coral in auto but missed, tried really hard with processor but also failed</text:p>
            <text:p>28: Could score in the barge quickly</text:p>
            <text:p>45: Ok l4 coral cycler.</text:p>
          </table:table-cell>
        </table:table-row>
        <table:table-row table:style-name="ro3">
          <table:table-cell table:number-columns-repeated="2"/>
          <table:table-cell table:formula="of:=VLOOKUP([.B126];['file:///C:/Users/Adam/Documents/src/ScoutingPASS/2025/2025vtbur_team_insights.csv'#$2025vtbur_team_insights.A$1:.B$1048576];2;0)" office:value-type="string" office:string-value="" calcext:value-type="error">
            <text:p>#N/A</text:p>
          </table:table-cell>
          <table:table-cell table:formula="of:=VLOOKUP([.B126];['file:///C:/Users/Adam/Documents/src/ScoutingPASS/2025/2025vtbur_team_insights.csv'#$2025vtbur_team_insights.A$1:.L$1048576];6;0)" office:value-type="string" office:string-value="" calcext:value-type="error">
            <text:p>#N/A</text:p>
          </table:table-cell>
          <table:table-cell table:formula="of:=VLOOKUP([.B126];['file:///C:/Users/Adam/Documents/src/ScoutingPASS/2025/2025vtbur_team_insights.csv'#$2025vtbur_team_insights.A$1:.L$1048576];7;0)" office:value-type="string" office:string-value="" calcext:value-type="error">
            <text:p>#N/A</text:p>
          </table:table-cell>
          <table:table-cell table:formula="of:=VLOOKUP([.B126];['file:///C:/Users/Adam/Documents/src/ScoutingPASS/2025/MatchNotesByTeam.csv'#$MatchNotesByTeam.A$1:.D$1048576];2;0)" office:value-type="string" office:string-value="" calcext:value-type="error">
            <text:p>#N/A</text:p>
          </table:table-cell>
          <table:table-cell table:formula="of:=VLOOKUP([.B126];['file:///C:/Users/Adam/Documents/src/ScoutingPASS/2025/MatchNotesByTeam.csv'#$MatchNotesByTeam.A$1:.D$1048576];3;0)" office:value-type="string" office:string-value="" calcext:value-type="error">
            <text:p>#N/A</text:p>
          </table:table-cell>
          <table:table-cell table:formula="of:=VLOOKUP([.B126];['file:///C:/Users/Adam/Documents/src/ScoutingPASS/2025/MatchNotesByTeam.csv'#$MatchNotesByTeam.A$1:.D$1048576];4;0)" office:value-type="string" office:string-value="" calcext:value-type="error">
            <text:p>#N/A</text:p>
          </table:table-cell>
        </table:table-row>
        <table:table-row table:style-name="ro4">
          <table:table-cell table:number-columns-repeated="2"/>
          <table:table-cell table:formula="of:=VLOOKUP([.B127];['file:///C:/Users/Adam/Documents/src/ScoutingPASS/2025/2025vtbur_team_insights.csv'#$2025vtbur_team_insights.A$1:.B$1048576];2;0)" office:value-type="string" office:string-value="" calcext:value-type="error">
            <text:p>#N/A</text:p>
          </table:table-cell>
          <table:table-cell table:formula="of:=VLOOKUP([.B127];['file:///C:/Users/Adam/Documents/src/ScoutingPASS/2025/2025vtbur_team_insights.csv'#$2025vtbur_team_insights.A$1:.L$1048576];6;0)" office:value-type="string" office:string-value="" calcext:value-type="error">
            <text:p>#N/A</text:p>
          </table:table-cell>
          <table:table-cell table:formula="of:=VLOOKUP([.B127];['file:///C:/Users/Adam/Documents/src/ScoutingPASS/2025/2025vtbur_team_insights.csv'#$2025vtbur_team_insights.A$1:.L$1048576];7;0)" office:value-type="string" office:string-value="" calcext:value-type="error">
            <text:p>#N/A</text:p>
          </table:table-cell>
          <table:table-cell table:formula="of:=VLOOKUP([.B127];['file:///C:/Users/Adam/Documents/src/ScoutingPASS/2025/MatchNotesByTeam.csv'#$MatchNotesByTeam.A$1:.D$1048576];2;0)" office:value-type="string" office:string-value="" calcext:value-type="error">
            <text:p>#N/A</text:p>
          </table:table-cell>
          <table:table-cell table:formula="of:=VLOOKUP([.B127];['file:///C:/Users/Adam/Documents/src/ScoutingPASS/2025/MatchNotesByTeam.csv'#$MatchNotesByTeam.A$1:.D$1048576];3;0)" office:value-type="string" office:string-value="" calcext:value-type="error">
            <text:p>#N/A</text:p>
          </table:table-cell>
          <table:table-cell table:formula="of:=VLOOKUP([.B127];['file:///C:/Users/Adam/Documents/src/ScoutingPASS/2025/MatchNotesByTeam.csv'#$MatchNotesByTeam.A$1:.D$1048576];4;0)" office:value-type="string" office:string-value="" calcext:value-type="error">
            <text:p>#N/A</text:p>
          </table:table-cell>
        </table:table-row>
        <table:table-row table:style-name="ro4">
          <table:table-cell table:number-columns-repeated="2"/>
          <table:table-cell table:formula="of:=VLOOKUP([.B128];['file:///C:/Users/Adam/Documents/src/ScoutingPASS/2025/2025vtbur_team_insights.csv'#$2025vtbur_team_insights.A$1:.B$1048576];2;0)" office:value-type="string" office:string-value="" calcext:value-type="error">
            <text:p>#N/A</text:p>
          </table:table-cell>
          <table:table-cell table:formula="of:=VLOOKUP([.B128];['file:///C:/Users/Adam/Documents/src/ScoutingPASS/2025/2025vtbur_team_insights.csv'#$2025vtbur_team_insights.A$1:.L$1048576];6;0)" office:value-type="string" office:string-value="" calcext:value-type="error">
            <text:p>#N/A</text:p>
          </table:table-cell>
          <table:table-cell table:formula="of:=VLOOKUP([.B128];['file:///C:/Users/Adam/Documents/src/ScoutingPASS/2025/2025vtbur_team_insights.csv'#$2025vtbur_team_insights.A$1:.L$1048576];7;0)" office:value-type="string" office:string-value="" calcext:value-type="error">
            <text:p>#N/A</text:p>
          </table:table-cell>
          <table:table-cell table:formula="of:=VLOOKUP([.B128];['file:///C:/Users/Adam/Documents/src/ScoutingPASS/2025/MatchNotesByTeam.csv'#$MatchNotesByTeam.A$1:.D$1048576];2;0)" office:value-type="string" office:string-value="" calcext:value-type="error">
            <text:p>#N/A</text:p>
          </table:table-cell>
          <table:table-cell table:formula="of:=VLOOKUP([.B128];['file:///C:/Users/Adam/Documents/src/ScoutingPASS/2025/MatchNotesByTeam.csv'#$MatchNotesByTeam.A$1:.D$1048576];3;0)" office:value-type="string" office:string-value="" calcext:value-type="error">
            <text:p>#N/A</text:p>
          </table:table-cell>
          <table:table-cell table:formula="of:=VLOOKUP([.B128];['file:///C:/Users/Adam/Documents/src/ScoutingPASS/2025/MatchNotesByTeam.csv'#$MatchNotesByTeam.A$1:.D$1048576];4;0)" office:value-type="string" office:string-value="" calcext:value-type="error">
            <text:p>#N/A</text:p>
          </table:table-cell>
        </table:table-row>
        <table:table-row table:style-name="ro7">
          <table:table-cell/>
          <table:table-cell office:value-type="float" office:value="9096" calcext:value-type="float">
            <text:p>9096</text:p>
          </table:table-cell>
          <table:table-cell table:formula="of:=VLOOKUP([.B129];['file:///C:/Users/Adam/Documents/src/ScoutingPASS/2025/2025vtbur_team_insights.csv'#$2025vtbur_team_insights.A$1:.B$1048576];2;0)" office:value-type="string" office:string-value="Bad Weather" calcext:value-type="string">
            <text:p>Bad Weather</text:p>
          </table:table-cell>
          <table:table-cell table:formula="of:=VLOOKUP([.B129];['file:///C:/Users/Adam/Documents/src/ScoutingPASS/2025/2025vtbur_team_insights.csv'#$2025vtbur_team_insights.A$1:.L$1048576];6;0)" office:value-type="float" office:value="16.8" calcext:value-type="float">
            <text:p>16.8</text:p>
          </table:table-cell>
          <table:table-cell table:formula="of:=VLOOKUP([.B129];['file:///C:/Users/Adam/Documents/src/ScoutingPASS/2025/2025vtbur_team_insights.csv'#$2025vtbur_team_insights.A$1:.L$1048576];7;0)" office:value-type="float" office:value="4.3" calcext:value-type="float">
            <text:p>4.3</text:p>
          </table:table-cell>
          <table:table-cell table:formula="of:=VLOOKUP([.B129];['file:///C:/Users/Adam/Documents/src/ScoutingPASS/2025/MatchNotesByTeam.csv'#$MatchNotesByTeam.A$1:.D$1048576];2;0)" office:value-type="string" office:string-value="5 Parked&#10;3 None" calcext:value-type="string">
            <text:p>5 Parked</text:p>
            <text:p>3 None</text:p>
          </table:table-cell>
          <table:table-cell table:formula="of:=VLOOKUP([.B129];['file:///C:/Users/Adam/Documents/src/ScoutingPASS/2025/MatchNotesByTeam.csv'#$MatchNotesByTeam.A$1:.D$1048576];3;0)" office:value-type="string" office:string-value="2 R&#10;2 M&#10;4 L" calcext:value-type="string">
            <text:p>2 R</text:p>
            <text:p>2 M</text:p>
            <text:p>4 L</text:p>
          </table:table-cell>
          <table:table-cell table:formula="of:=VLOOKUP([.B129];['file:///C:/Users/Adam/Documents/src/ScoutingPASS/2025/MatchNotesByTeam.csv'#$MatchNotesByTeam.A$1:.D$1048576];4;0)" office:value-type="string" office:string-value="1: Slower cycle times, took time to line up coral to score&#10;8: Froze right after auto and did not reactivate&#10;12: Scored 4 L3, 3 L2, 1 L1 by accident&#10;21: Nothing excitingly good or bad&#10;27: Slow cycles times&#10;32: Fast drive train. Slow elevator. Good coral mechanism.&#10;43: Slow coral cycler. Malfuncted half way through." calcext:value-type="string">
            <text:p>1: Slower cycle times, took time to line up coral to score</text:p>
            <text:p>8: Froze right after auto and did not reactivate</text:p>
            <text:p>12: Scored 4 L3, 3 L2, 1 L1 by accident</text:p>
            <text:p>21: Nothing excitingly good or bad</text:p>
            <text:p>27: Slow cycles times</text:p>
            <text:p>32: Fast drive train. Slow elevator. Good coral mechanism.</text:p>
            <text:p>43: Slow coral cycler. Malfuncted half way through.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2<text:span text:style-name="T1">nd</text:span> pick </text:p>
          </table:table-cell>
          <table:table-cell office:value-type="float" office:value="4311" calcext:value-type="float">
            <text:p>4311</text:p>
          </table:table-cell>
          <table:table-cell table:formula="of:=VLOOKUP([.B131];['file:///C:/Users/Adam/Documents/src/ScoutingPASS/2025/2025vtbur_team_insights.csv'#$2025vtbur_team_insights.A$1:.B$1048576];2;0)" office:value-type="string" office:string-value="Swampscott Currents" calcext:value-type="string">
            <text:p>Swampscott Currents</text:p>
          </table:table-cell>
          <table:table-cell table:formula="of:=VLOOKUP([.B131];['file:///C:/Users/Adam/Documents/src/ScoutingPASS/2025/2025vtbur_team_insights.csv'#$2025vtbur_team_insights.A$1:.L$1048576];6;0)" office:value-type="float" office:value="37" calcext:value-type="float">
            <text:p>37</text:p>
          </table:table-cell>
          <table:table-cell table:formula="of:=VLOOKUP([.B131];['file:///C:/Users/Adam/Documents/src/ScoutingPASS/2025/2025vtbur_team_insights.csv'#$2025vtbur_team_insights.A$1:.L$1048576];7;0)" office:value-type="float" office:value="6.8" calcext:value-type="float">
            <text:p>6.8</text:p>
          </table:table-cell>
          <table:table-cell table:formula="of:=VLOOKUP([.B131];['file:///C:/Users/Adam/Documents/src/ScoutingPASS/2025/MatchNotesByTeam.csv'#$MatchNotesByTeam.A$1:.D$1048576];2;0)" office:value-type="string" office:string-value="7 Deep&#10;1 Parked" calcext:value-type="string">
            <text:p>7 Deep</text:p>
            <text:p>1 Parked</text:p>
          </table:table-cell>
          <table:table-cell table:formula="of:=VLOOKUP([.B131];['file:///C:/Users/Adam/Documents/src/ScoutingPASS/2025/MatchNotesByTeam.csv'#$MatchNotesByTeam.A$1:.D$1048576];3;0)" office:value-type="string" office:string-value="7 M&#10;1 R" calcext:value-type="string">
            <text:p>7 M</text:p>
            <text:p>1 R</text:p>
          </table:table-cell>
          <table:table-cell table:formula="of:=VLOOKUP([.B131];['file:///C:/Users/Adam/Documents/src/ScoutingPASS/2025/MatchNotesByTeam.csv'#$MatchNotesByTeam.A$1:.D$1048576];4;0)" office:value-type="string" office:string-value="2: Got stuck on the algae for almost the whole match&#10;6: Can score l1 coral &#10;12: Good processor robot&#10;19: Fast cycles at the processers&#10;30: Very fast processor cycles. Very reliable deap climb.&#10;33: Great 3rd alliance teammate if never chosen as a algae bot" calcext:value-type="string">
            <text:p>2: Got stuck on the algae for almost the whole match</text:p>
            <text:p>6: Can score l1 coral </text:p>
            <text:p>12: Good processor robot</text:p>
            <text:p>19: Fast cycles at the processers</text:p>
            <text:p>30: Very fast processor cycles. Very reliable deap climb.</text:p>
            <text:p>33: Great 3rd alliance teammate if never chosen as a algae bot</text:p>
          </table:table-cell>
        </table:table-row>
        <table:table-row table:style-name="ro3">
          <table:table-cell/>
          <table:table-cell office:value-type="float" office:value="1512" calcext:value-type="float">
            <text:p>1512</text:p>
          </table:table-cell>
          <table:table-cell table:formula="of:=VLOOKUP([.B132];['file:///C:/Users/Adam/Documents/src/ScoutingPASS/2025/2025vtbur_team_insights.csv'#$2025vtbur_team_insights.A$1:.B$1048576];2;0)" office:value-type="string" office:string-value="The Big Red" calcext:value-type="string">
            <text:p>The Big Red</text:p>
          </table:table-cell>
          <table:table-cell table:formula="of:=VLOOKUP([.B132];['file:///C:/Users/Adam/Documents/src/ScoutingPASS/2025/2025vtbur_team_insights.csv'#$2025vtbur_team_insights.A$1:.L$1048576];6;0)" office:value-type="float" office:value="11.8" calcext:value-type="float">
            <text:p>11.8</text:p>
          </table:table-cell>
          <table:table-cell table:formula="of:=VLOOKUP([.B132];['file:///C:/Users/Adam/Documents/src/ScoutingPASS/2025/2025vtbur_team_insights.csv'#$2025vtbur_team_insights.A$1:.L$1048576];7;0)" office:value-type="float" office:value="3.5" calcext:value-type="float">
            <text:p>3.5</text:p>
          </table:table-cell>
          <table:table-cell table:formula="of:=VLOOKUP([.B132];['file:///C:/Users/Adam/Documents/src/ScoutingPASS/2025/MatchNotesByTeam.csv'#$MatchNotesByTeam.A$1:.D$1048576];2;0)" office:value-type="string" office:string-value="3 Deep&#10;2 Parked" calcext:value-type="string">
            <text:p>3 Deep</text:p>
            <text:p>2 Parked</text:p>
          </table:table-cell>
          <table:table-cell table:formula="of:=VLOOKUP([.B132];['file:///C:/Users/Adam/Documents/src/ScoutingPASS/2025/MatchNotesByTeam.csv'#$MatchNotesByTeam.A$1:.D$1048576];3;0)" office:value-type="string" office:string-value="2 M&#10;2 R&#10;1 L" calcext:value-type="string">
            <text:p>2 M</text:p>
            <text:p>2 R</text:p>
            <text:p>1 L</text:p>
          </table:table-cell>
          <table:table-cell table:formula="of:=VLOOKUP([.B132];['file:///C:/Users/Adam/Documents/src/ScoutingPASS/2025/MatchNotesByTeam.csv'#$MatchNotesByTeam.A$1:.D$1048576];4;0)" office:value-type="string" office:string-value="2: Pretty good but pretty slow, barely off the ground with the climb&#10;11: Trouble with human loading&#10;33: Didn't attempt to score. Good deap climb" calcext:value-type="string">
            <text:p>2: Pretty good but pretty slow, barely off the ground with the climb</text:p>
            <text:p>11: Trouble with human loading</text:p>
            <text:p>33: Didn't attempt to score. Good deap climb</text:p>
          </table:table-cell>
        </table:table-row>
        <table:table-row table:style-name="ro4">
          <table:table-cell/>
          <table:table-cell office:value-type="float" office:value="1729" calcext:value-type="float">
            <text:p>1729</text:p>
          </table:table-cell>
          <table:table-cell table:formula="of:=VLOOKUP([.B133];['file:///C:/Users/Adam/Documents/src/ScoutingPASS/2025/2025vtbur_team_insights.csv'#$2025vtbur_team_insights.A$1:.B$1048576];2;0)" office:value-type="string" office:string-value="Team Inconceivable!" calcext:value-type="string">
            <text:p>Team Inconceivable!</text:p>
          </table:table-cell>
          <table:table-cell table:formula="of:=VLOOKUP([.B133];['file:///C:/Users/Adam/Documents/src/ScoutingPASS/2025/2025vtbur_team_insights.csv'#$2025vtbur_team_insights.A$1:.L$1048576];6;0)" office:value-type="float" office:value="44" calcext:value-type="float">
            <text:p>44</text:p>
          </table:table-cell>
          <table:table-cell table:formula="of:=VLOOKUP([.B133];['file:///C:/Users/Adam/Documents/src/ScoutingPASS/2025/2025vtbur_team_insights.csv'#$2025vtbur_team_insights.A$1:.L$1048576];7;0)" office:value-type="float" office:value="5.7" calcext:value-type="float">
            <text:p>5.7</text:p>
          </table:table-cell>
          <table:table-cell table:formula="of:=VLOOKUP([.B133];['file:///C:/Users/Adam/Documents/src/ScoutingPASS/2025/MatchNotesByTeam.csv'#$MatchNotesByTeam.A$1:.D$1048576];2;0)" office:value-type="string" office:string-value="4 Deep&#10;2 Parked&#10;2 None" calcext:value-type="string">
            <text:p>4 Deep</text:p>
            <text:p>2 Parked</text:p>
            <text:p>2 None</text:p>
          </table:table-cell>
          <table:table-cell table:formula="of:=VLOOKUP([.B133];['file:///C:/Users/Adam/Documents/src/ScoutingPASS/2025/MatchNotesByTeam.csv'#$MatchNotesByTeam.A$1:.D$1048576];3;0)" office:value-type="string" office:string-value="2 L&#10;7 R" calcext:value-type="string">
            <text:p>2 L</text:p>
            <text:p>7 R</text:p>
          </table:table-cell>
          <table:table-cell table:formula="of:=VLOOKUP([.B133];['file:///C:/Users/Adam/Documents/src/ScoutingPASS/2025/MatchNotesByTeam.csv'#$MatchNotesByTeam.A$1:.D$1048576];4;0)" office:value-type="string" office:string-value="10: Tried so hard but successfully scored almost none&#10;17: Can't tell if they climbed or not&#10;29: Fast cycles. Very good at scoring l4&#10;44: Fast l4 coral cycler. Really lose to deap climb." calcext:value-type="string">
            <text:p>10: Tried so hard but successfully scored almost none</text:p>
            <text:p>17: Can't tell if they climbed or not</text:p>
            <text:p>29: Fast cycles. Very good at scoring l4</text:p>
            <text:p>44: Fast l4 coral cycler. Really lose to deap climb.</text:p>
          </table:table-cell>
        </table:table-row>
        <table:table-row table:style-name="ro1">
          <table:table-cell table:number-columns-repeated="2"/>
          <table:table-cell table:formula="of:=VLOOKUP([.B134];['file:///C:/Users/Adam/Documents/src/ScoutingPASS/2025/2025vtbur_team_insights.csv'#$2025vtbur_team_insights.A$1:.B$1048576];2;0)" office:value-type="string" office:string-value="" calcext:value-type="error">
            <text:p>#N/A</text:p>
          </table:table-cell>
          <table:table-cell table:formula="of:=VLOOKUP([.B134];['file:///C:/Users/Adam/Documents/src/ScoutingPASS/2025/2025vtbur_team_insights.csv'#$2025vtbur_team_insights.A$1:.L$1048576];6;0)" office:value-type="string" office:string-value="" calcext:value-type="error">
            <text:p>#N/A</text:p>
          </table:table-cell>
          <table:table-cell table:formula="of:=VLOOKUP([.B134];['file:///C:/Users/Adam/Documents/src/ScoutingPASS/2025/2025vtbur_team_insights.csv'#$2025vtbur_team_insights.A$1:.L$1048576];7;0)" office:value-type="string" office:string-value="" calcext:value-type="error">
            <text:p>#N/A</text:p>
          </table:table-cell>
          <table:table-cell table:formula="of:=VLOOKUP([.B134];['file:///C:/Users/Adam/Documents/src/ScoutingPASS/2025/MatchNotesByTeam.csv'#$MatchNotesByTeam.A$1:.D$1048576];2;0)" office:value-type="string" office:string-value="" calcext:value-type="error">
            <text:p>#N/A</text:p>
          </table:table-cell>
          <table:table-cell table:formula="of:=VLOOKUP([.B134];['file:///C:/Users/Adam/Documents/src/ScoutingPASS/2025/MatchNotesByTeam.csv'#$MatchNotesByTeam.A$1:.D$1048576];3;0)" office:value-type="string" office:string-value="" calcext:value-type="error">
            <text:p>#N/A</text:p>
          </table:table-cell>
          <table:table-cell table:formula="of:=VLOOKUP([.B134];['file:///C:/Users/Adam/Documents/src/ScoutingPASS/2025/MatchNotesByTeam.csv'#$MatchNotesByTeam.A$1:.D$1048576];4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/>
          <table:table-cell table:formula="of:=VLOOKUP([.B135];['file:///C:/Users/Adam/Documents/src/ScoutingPASS/2025/2025vtbur_team_insights.csv'#$2025vtbur_team_insights.A$1:.B$1048576];2;0)" office:value-type="string" office:string-value="" calcext:value-type="error">
            <text:p>#N/A</text:p>
          </table:table-cell>
          <table:table-cell table:formula="of:=VLOOKUP([.B135];['file:///C:/Users/Adam/Documents/src/ScoutingPASS/2025/2025vtbur_team_insights.csv'#$2025vtbur_team_insights.A$1:.L$1048576];6;0)" office:value-type="string" office:string-value="" calcext:value-type="error">
            <text:p>#N/A</text:p>
          </table:table-cell>
          <table:table-cell table:formula="of:=VLOOKUP([.B135];['file:///C:/Users/Adam/Documents/src/ScoutingPASS/2025/2025vtbur_team_insights.csv'#$2025vtbur_team_insights.A$1:.L$1048576];7;0)" office:value-type="string" office:string-value="" calcext:value-type="error">
            <text:p>#N/A</text:p>
          </table:table-cell>
          <table:table-cell table:formula="of:=VLOOKUP([.B135];['file:///C:/Users/Adam/Documents/src/ScoutingPASS/2025/MatchNotesByTeam.csv'#$MatchNotesByTeam.A$1:.D$1048576];2;0)" office:value-type="string" office:string-value="" calcext:value-type="error">
            <text:p>#N/A</text:p>
          </table:table-cell>
          <table:table-cell table:formula="of:=VLOOKUP([.B135];['file:///C:/Users/Adam/Documents/src/ScoutingPASS/2025/MatchNotesByTeam.csv'#$MatchNotesByTeam.A$1:.D$1048576];3;0)" office:value-type="string" office:string-value="" calcext:value-type="error">
            <text:p>#N/A</text:p>
          </table:table-cell>
          <table:table-cell table:formula="of:=VLOOKUP([.B135];['file:///C:/Users/Adam/Documents/src/ScoutingPASS/2025/MatchNotesByTeam.csv'#$MatchNotesByTeam.A$1:.D$1048576];4;0)" office:value-type="string" office:string-value="" calcext:value-type="error">
            <text:p>#N/A</text:p>
          </table:table-cell>
        </table:table-row>
      </table:table>
      <table:table table:name="'file:///C:/Users/Adam/Documents/src/ScoutingPASS/2025/2025vtbur_team_insights.csv'#2025vtbur_team_insights" table:print="false" table:style-name="ta_extref">
        <table:table-source xlink:type="simple" xlink:href="../2025vtbur_team_insights.csv" table:table-name="2025vtbur_team_insights" table:filter-name="Text - txt - csv (StarCalc)" table:filter-options="44,34,76,1,,0,false,false,true,false,false,0,false,true,true" table:mode="copy-results-only"/>
        <table:table-column/>
        <table:table-row>
          <table:table-cell table:style-name="ce1" office:value-type="string">
            <text:p>num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6933">
            <text:p>6933</text:p>
          </table:table-cell>
        </table:table-row>
        <table:table-row>
          <table:table-cell table:style-name="ce1" office:value-type="float" office:value="157">
            <text:p>157</text:p>
          </table:table-cell>
        </table:table-row>
        <table:table-row>
          <table:table-cell table:style-name="ce1" office:value-type="float" office:value="7913">
            <text:p>7913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4311">
            <text:p>4311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3323">
            <text:p>3323</text:p>
          </table:table-cell>
        </table:table-row>
        <table:table-row>
          <table:table-cell table:style-name="ce1" office:value-type="float" office:value="5494">
            <text:p>5494</text:p>
          </table:table-cell>
        </table:table-row>
        <table:table-row>
          <table:table-cell table:style-name="ce1" office:value-type="float" office:value="69">
            <text:p>69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839">
            <text:p>839</text:p>
          </table:table-cell>
        </table:table-row>
        <table:table-row>
          <table:table-cell table:style-name="ce1" office:value-type="float" office:value="4572">
            <text:p>4572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2262">
            <text:p>2262</text:p>
          </table:table-cell>
        </table:table-row>
        <table:table-row>
          <table:table-cell table:style-name="ce1" office:value-type="float" office:value="348">
            <text:p>348</text:p>
          </table:table-cell>
        </table:table-row>
        <table:table-row>
          <table:table-cell table:style-name="ce1" office:value-type="float" office:value="2523">
            <text:p>2523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10108">
            <text:p>10108</text:p>
          </table:table-cell>
        </table:table-row>
        <table:table-row>
          <table:table-cell table:style-name="ce1" office:value-type="float" office:value="10138">
            <text:p>10138</text:p>
          </table:table-cell>
        </table:table-row>
        <table:table-row>
          <table:table-cell table:style-name="ce1" office:value-type="float" office:value="8421">
            <text:p>8421</text:p>
          </table:table-cell>
        </table:table-row>
        <table:table-row>
          <table:table-cell table:style-name="ce1" office:value-type="float" office:value="9096">
            <text:p>9096</text:p>
          </table:table-cell>
        </table:table-row>
        <table:table-row>
          <table:table-cell table:style-name="ce1" office:value-type="float" office:value="6691">
            <text:p>6691</text:p>
          </table:table-cell>
        </table:table-row>
        <table:table-row>
          <table:table-cell table:style-name="ce1" office:value-type="float" office:value="811">
            <text:p>811</text:p>
          </table:table-cell>
        </table:table-row>
        <table:table-row>
          <table:table-cell table:style-name="ce1" office:value-type="float" office:value="97">
            <text:p>97</text:p>
          </table:table-cell>
        </table:table-row>
        <table:table-row>
          <table:table-cell table:style-name="ce1" office:value-type="float" office:value="1512">
            <text:p>1512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3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C:/Users/Adam/Documents/src/ScoutingPASS/2025/2025vtburData.ods'#Sheet1" table:print="false" table:style-name="ta_extref">
        <table:table-source xlink:type="simple" xlink:href="../2025vtburData.ods" table:table-name="Sheet1" table:filter-name="calc8" table:mode="copy-results-only"/>
        <table:table-column table:number-columns-repeated="5"/>
        <table:table-row>
          <table:table-cell table:number-columns-repeated="3"/>
          <table:table-cell table:style-name="ce1" office:value-type="string">
            <text:p>Robot</text:p>
          </table:table-cell>
          <table:table-cell table:style-name="ce1" office:value-type="string">
            <text:p>Team_Number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157">
            <text:p>157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348">
            <text:p>348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7913">
            <text:p>7913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811">
            <text:p>811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9096">
            <text:p>9096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5494">
            <text:p>5494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4311">
            <text:p>4311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1512">
            <text:p>1512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0108">
            <text:p>10108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6691">
            <text:p>6691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2262">
            <text:p>2262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6933">
            <text:p>6933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10138">
            <text:p>10138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839">
            <text:p>839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2370">
            <text:p>2370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9101">
            <text:p>9101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073">
            <text:p>1073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237">
            <text:p>237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10066">
            <text:p>10066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166">
            <text:p>166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4909">
            <text:p>4909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5687">
            <text:p>5687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058">
            <text:p>1058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8544">
            <text:p>8544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95">
            <text:p>95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3323">
            <text:p>332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4572">
            <text:p>4572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8421">
            <text:p>8421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2423">
            <text:p>2423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69">
            <text:p>69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2523">
            <text:p>2523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4311">
            <text:p>4311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729">
            <text:p>1729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811">
            <text:p>811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237">
            <text:p>237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0108">
            <text:p>10108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348">
            <text:p>348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66">
            <text:p>166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5494">
            <text:p>5494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2370">
            <text:p>2370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6933">
            <text:p>6933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9101">
            <text:p>9101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2523">
            <text:p>252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7913">
            <text:p>7913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69">
            <text:p>69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2262">
            <text:p>2262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138">
            <text:p>10138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8544">
            <text:p>8544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10066">
            <text:p>10066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95">
            <text:p>95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839">
            <text:p>839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729">
            <text:p>1729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157">
            <text:p>157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5494">
            <text:p>5494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512">
            <text:p>1512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8421">
            <text:p>8421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73">
            <text:p>1073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0138">
            <text:p>10138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2523">
            <text:p>252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2423">
            <text:p>2423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4311">
            <text:p>4311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8544">
            <text:p>8544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9096">
            <text:p>9096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4572">
            <text:p>4572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1729">
            <text:p>1729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348">
            <text:p>348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066">
            <text:p>10066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9101">
            <text:p>9101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2262">
            <text:p>2262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10108">
            <text:p>10108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839">
            <text:p>839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3323">
            <text:p>3323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69">
            <text:p>69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6933">
            <text:p>6933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95">
            <text:p>95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8421">
            <text:p>8421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7913">
            <text:p>791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1058">
            <text:p>1058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073">
            <text:p>1073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157">
            <text:p>157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2370">
            <text:p>2370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6691">
            <text:p>6691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4909">
            <text:p>4909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811">
            <text:p>811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237">
            <text:p>237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5494">
            <text:p>5494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1729">
            <text:p>1729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10108">
            <text:p>10108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69">
            <text:p>69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5687">
            <text:p>5687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066">
            <text:p>10066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8421">
            <text:p>8421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95">
            <text:p>95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058">
            <text:p>1058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138">
            <text:p>10138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9101">
            <text:p>9101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348">
            <text:p>348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2523">
            <text:p>2523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811">
            <text:p>811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166">
            <text:p>166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4311">
            <text:p>4311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6933">
            <text:p>6933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6691">
            <text:p>6691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57">
            <text:p>157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839">
            <text:p>839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8544">
            <text:p>8544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512">
            <text:p>1512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2423">
            <text:p>242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3323">
            <text:p>3323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073">
            <text:p>1073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7913">
            <text:p>7913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9096">
            <text:p>9096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3323">
            <text:p>3323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073">
            <text:p>107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5687">
            <text:p>5687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729">
            <text:p>1729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2370">
            <text:p>2370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108">
            <text:p>10108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4572">
            <text:p>4572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8421">
            <text:p>8421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2523">
            <text:p>2523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4311">
            <text:p>4311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57">
            <text:p>157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69">
            <text:p>69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058">
            <text:p>1058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10138">
            <text:p>10138</text:p>
          </table:table-cell>
        </table:table-row>
        <table:table-row>
          <table:table-cell table:number-columns-repeated="3"/>
          <table:table-cell table:style-name="ce1" office:value-type="string">
            <text:p>r1</text:p>
          </table:table-cell>
          <table:table-cell table:style-name="ce1" office:value-type="float" office:value="3323">
            <text:p>3323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95">
            <text:p>95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66">
            <text:p>166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6933">
            <text:p>6933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6691">
            <text:p>6691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8544">
            <text:p>8544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7913">
            <text:p>7913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348">
            <text:p>348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4572">
            <text:p>4572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0066">
            <text:p>10066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839">
            <text:p>839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2370">
            <text:p>2370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2423">
            <text:p>2423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5494">
            <text:p>5494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9096">
            <text:p>9096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058">
            <text:p>1058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073">
            <text:p>1073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2262">
            <text:p>2262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6691">
            <text:p>6691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237">
            <text:p>237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95">
            <text:p>95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166">
            <text:p>166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57">
            <text:p>157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811">
            <text:p>811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512">
            <text:p>1512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3323">
            <text:p>332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2523">
            <text:p>2523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729">
            <text:p>1729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8421">
            <text:p>8421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2423">
            <text:p>2423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4909">
            <text:p>4909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5687">
            <text:p>5687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4311">
            <text:p>4311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0108">
            <text:p>10108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2262">
            <text:p>2262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10066">
            <text:p>10066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4572">
            <text:p>4572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839">
            <text:p>839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69">
            <text:p>69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9096">
            <text:p>9096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9101">
            <text:p>9101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138">
            <text:p>10138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7913">
            <text:p>7913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729">
            <text:p>1729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2423">
            <text:p>2423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0108">
            <text:p>10108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8544">
            <text:p>8544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4311">
            <text:p>4311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66">
            <text:p>166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237">
            <text:p>237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69">
            <text:p>69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6691">
            <text:p>6691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8421">
            <text:p>8421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2523">
            <text:p>252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1058">
            <text:p>1058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512">
            <text:p>1512</text:p>
          </table:table-cell>
        </table:table-row>
        <table:table-row>
          <table:table-cell table:number-columns-repeated="4"/>
          <table:table-cell table:style-name="ce1" office:value-type="float" office:value="157">
            <text:p>157</text:p>
          </table:table-cell>
        </table:table-row>
        <table:table-row>
          <table:table-cell table:number-columns-repeated="4"/>
          <table:table-cell table:style-name="ce1" office:value-type="float" office:value="10066">
            <text:p>10066</text:p>
          </table:table-cell>
        </table:table-row>
        <table:table-row>
          <table:table-cell table:number-columns-repeated="4"/>
          <table:table-cell table:style-name="ce1" office:value-type="float" office:value="10138">
            <text:p>10138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4572">
            <text:p>4572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2370">
            <text:p>2370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5687">
            <text:p>5687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3323">
            <text:p>3323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95">
            <text:p>95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7913">
            <text:p>7913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4909">
            <text:p>4909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7913">
            <text:p>791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2370">
            <text:p>2370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2523">
            <text:p>2523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10108">
            <text:p>10108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4572">
            <text:p>4572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348">
            <text:p>348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8544">
            <text:p>8544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9096">
            <text:p>9096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6933">
            <text:p>693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811">
            <text:p>811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8421">
            <text:p>8421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95">
            <text:p>95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729">
            <text:p>1729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73">
            <text:p>1073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2423">
            <text:p>2423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0138">
            <text:p>10138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2262">
            <text:p>2262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57">
            <text:p>157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1058">
            <text:p>1058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5494">
            <text:p>5494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3323">
            <text:p>3323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811">
            <text:p>811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348">
            <text:p>348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73">
            <text:p>1073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10138">
            <text:p>10138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4311">
            <text:p>4311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4572">
            <text:p>4572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157">
            <text:p>157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058">
            <text:p>1058</text:p>
          </table:table-cell>
        </table:table-row>
        <table:table-row>
          <table:table-cell table:number-columns-repeated="3"/>
          <table:table-cell table:style-name="ce1" office:value-type="string">
            <text:p>r2</text:p>
          </table:table-cell>
          <table:table-cell table:style-name="ce1" office:value-type="float" office:value="6691">
            <text:p>6691</text:p>
          </table:table-cell>
        </table:table-row>
        <table:table-row>
          <table:table-cell table:number-columns-repeated="3"/>
          <table:table-cell table:style-name="ce1" office:value-type="string">
            <text:p>r3</text:p>
          </table:table-cell>
          <table:table-cell table:style-name="ce1" office:value-type="float" office:value="166">
            <text:p>166</text:p>
          </table:table-cell>
        </table:table-row>
        <table:table-row>
          <table:table-cell table:number-columns-repeated="3"/>
          <table:table-cell table:style-name="ce1" office:value-type="string">
            <text:p>b1</text:p>
          </table:table-cell>
          <table:table-cell table:style-name="ce1" office:value-type="float" office:value="2423">
            <text:p>2423</text:p>
          </table:table-cell>
        </table:table-row>
        <table:table-row>
          <table:table-cell table:number-columns-repeated="3"/>
          <table:table-cell table:style-name="ce1" office:value-type="string">
            <text:p>b2</text:p>
          </table:table-cell>
          <table:table-cell table:style-name="ce1" office:value-type="float" office:value="10066">
            <text:p>10066</text:p>
          </table:table-cell>
        </table:table-row>
        <table:table-row>
          <table:table-cell table:number-columns-repeated="3"/>
          <table:table-cell table:style-name="ce1" office:value-type="string">
            <text:p>b3</text:p>
          </table:table-cell>
          <table:table-cell table:style-name="ce1" office:value-type="float" office:value="2523">
            <text:p>2523</text:p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 office:value-type="string">
            <text:p>High</text:p>
          </table:table-cell>
        </table:table-row>
        <table:table-row>
          <table:table-cell table:number-columns-repeated="4"/>
          <table:table-cell table:style-name="ce1" office:value-type="string">
            <text:p>High</text:p>
          </table:table-cell>
        </table:table-row>
        <table:table-row>
          <table:table-cell table:number-columns-repeated="4"/>
          <table:table-cell table:style-name="ce1" office:value-type="string">
            <text:p>Not Observed</text:p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 office:value-type="string">
            <text:p>Low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Not Observed</text:p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High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 office:value-type="string">
            <text:p>Not Observed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Not Observed</text:p>
          </table:table-cell>
        </table:table-row>
        <table:table-row>
          <table:table-cell table:number-columns-repeated="4"/>
          <table:table-cell table:style-name="ce1" office:value-type="string">
            <text:p>Low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Not Observed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edium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Not Observed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Not Observed</text:p>
          </table:table-cell>
        </table:table-row>
        <table:table-row>
          <table:table-cell table:number-columns-repeated="4"/>
          <table:table-cell table:style-name="ce1" office:value-type="string">
            <text:p>Not Observed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I started watching late bc of technical difficulties, played defense but poorly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id elevator bot</text:p>
          </table:table-cell>
        </table:table-row>
        <table:table-row>
          <table:table-cell table:number-columns-repeated="4"/>
          <table:table-cell table:style-name="ce1" office:value-type="string">
            <text:p>Slower cycle times, took time to line up coral to score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Got stuck on the algae for almost the whole match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"budget bot" l1 scorer</text:p>
          </table:table-cell>
        </table:table-row>
        <table:table-row>
          <table:table-cell table:number-columns-repeated="4"/>
          <table:table-cell table:style-name="ce1" office:value-type="string">
            <text:p>Slow cycle time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Only did defense and were annoying but not too impressive for a defense bot</text:p>
          </table:table-cell>
        </table:table-row>
        <table:table-row>
          <table:table-cell table:number-columns-repeated="4"/>
          <table:table-cell table:style-name="ce1" office:value-type="string">
            <text:p>Pretty good for l2 and l3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Was being defended the hole time and barely slowed down, 100% accuracy with coral scoring attempts</text:p>
          </table:table-cell>
        </table:table-row>
        <table:table-row>
          <table:table-cell table:number-columns-repeated="4"/>
          <table:table-cell table:style-name="ce1" office:value-type="string">
            <text:p>Deep climb may not have counted, on algae </text:p>
          </table:table-cell>
        </table:table-row>
        <table:table-row>
          <table:table-cell table:number-columns-repeated="4"/>
          <table:table-cell table:style-name="ce1" office:value-type="string">
            <text:p>Medium to fast cycle times</text:p>
          </table:table-cell>
        </table:table-row>
        <table:table-row>
          <table:table-cell table:number-columns-repeated="4"/>
          <table:table-cell table:style-name="ce1" office:value-type="string">
            <text:p>Attempts score in auto but dropped before it got to the reef, pretty low accuracy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Fast and controlled 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Pretty slow but very good with algae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Can score l1 coral 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Didn't move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pinning in place inneffective</text:p>
          </table:table-cell>
        </table:table-row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Tried so hard but successfully scored almost none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Trouble with human loading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Good l2 and l3</text:p>
          </table:table-cell>
        </table:table-row>
        <table:table-row>
          <table:table-cell table:number-columns-repeated="4"/>
          <table:table-cell table:style-name="ce1" office:value-type="string">
            <text:p>Good processor robot</text:p>
          </table:table-cell>
        </table:table-row>
        <table:table-row>
          <table:table-cell table:number-columns-repeated="4"/>
          <table:table-cell table:style-name="ce1" office:value-type="string">
            <text:p>Takes quite a while I aim and wasn't even fully accurate 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Pretty single minded low level scoring bot</text:p>
          </table:table-cell>
        </table:table-row>
        <table:table-row>
          <table:table-cell table:number-columns-repeated="4"/>
          <table:table-cell table:style-name="ce1" office:value-type="string">
            <text:p>Good l2 and l3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Decided not to score directly to barge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Difficulties w/ picking up algae 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Fast cycles 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 office:value-type="string">
            <text:p>Mostly scored on L4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omething went wrong with scoring mechanism and they went to play defense </text:p>
          </table:table-cell>
        </table:table-row>
        <table:table-row>
          <table:table-cell table:number-columns-repeated="4"/>
          <table:table-cell table:style-name="ce1" office:value-type="string">
            <text:p>Did 5&lt; on each lvl by themselves and attempted 3 barge but 2 failed</text:p>
          </table:table-cell>
        </table:table-row>
        <table:table-row>
          <table:table-cell table:number-columns-repeated="4"/>
          <table:table-cell table:style-name="ce1" office:value-type="string">
            <text:p>Best of the budget bots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We did good :D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Placed lots of coral on L2-L4, very fast</text:p>
          </table:table-cell>
        </table:table-row>
        <table:table-row>
          <table:table-cell table:number-columns-repeated="4"/>
          <table:table-cell table:style-name="ce1" office:value-type="string">
            <text:p>Fast cycles at the processers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tuck in one spot for entire match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Insane match. Really fast and scored very quickly </text:p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4"/>
          <table:table-cell table:style-name="ce1">
            <text:p/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low cycles but reliable scoring mechanism </text:p>
          </table:table-cell>
        </table:table-row>
        <table:table-row>
          <table:table-cell table:number-columns-repeated="4"/>
          <table:table-cell table:style-name="ce1" office:value-type="string">
            <text:p>Fast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I think something went wrong part way through </text:p>
          </table:table-cell>
        </table:table-row>
        <table:table-row>
          <table:table-cell table:number-columns-repeated="4"/>
          <table:table-cell table:style-name="ce1" office:value-type="string">
            <text:p>Crazy good team 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Fast bot, unreliable coral mechanism</text:p>
          </table:table-cell>
        </table:table-row>
        <table:table-row>
          <table:table-cell table:number-columns-repeated="4"/>
          <table:table-cell table:style-name="ce1" office:value-type="string">
            <text:p>Fell over at the top of the match and wasn't able to show it's skills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Robot malfunction </text:p>
          </table:table-cell>
        </table:table-row>
        <table:table-row>
          <table:table-cell table:number-columns-repeated="4"/>
          <table:table-cell table:style-name="ce1" office:value-type="string">
            <text:p>Very slow cycles. Ok on l4</text:p>
          </table:table-cell>
        </table:table-row>
        <table:table-row>
          <table:table-cell table:number-columns-repeated="4"/>
          <table:table-cell table:style-name="ce1" office:value-type="string">
            <text:p>Ok cycle time. Very good for budget bot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Fast cycles on l4 and effective at scoring in the barge </text:p>
          </table:table-cell>
        </table:table-row>
        <table:table-row>
          <table:table-cell table:number-columns-repeated="4"/>
          <table:table-cell table:style-name="ce1" office:value-type="string">
            <text:p>Good at l2 and l3. Ok cycle time</text:p>
          </table:table-cell>
        </table:table-row>
        <table:table-row>
          <table:table-cell table:number-columns-repeated="4"/>
          <table:table-cell table:style-name="ce1" office:value-type="string">
            <text:p>Almost climbed, dropped last second, used 30 seconds though</text:p>
          </table:table-cell>
        </table:table-row>
        <table:table-row>
          <table:table-cell table:number-columns-repeated="4"/>
          <table:table-cell table:style-name="ce1" office:value-type="string">
            <text:p>Slow cycles times</text:p>
          </table:table-cell>
        </table:table-row>
        <table:table-row>
          <table:table-cell table:number-columns-repeated="4"/>
          <table:table-cell table:style-name="ce1" office:value-type="string">
            <text:p>Faster cycle times but inconsistent coral mechanism</text:p>
          </table:table-cell>
        </table:table-row>
        <table:table-row table:number-rows-repeated="5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Fast cycles, filled up l4 by themselves </text:p>
          </table:table-cell>
        </table:table-row>
        <table:table-row>
          <table:table-cell table:number-columns-repeated="4"/>
          <table:table-cell table:style-name="ce1" office:value-type="string">
            <text:p>Could score in the barge quickly</text:p>
          </table:table-cell>
        </table:table-row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Good filler backup bot for l2 and l3 scoring. Slower cycles</text:p>
          </table:table-cell>
        </table:table-row>
        <table:table-row>
          <table:table-cell table:number-columns-repeated="4"/>
          <table:table-cell table:style-name="ce1" office:value-type="string">
            <text:p>Fast cycles. Very good at scoring l4</text:p>
          </table:table-cell>
        </table:table-row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Very fast cycles. Able to score algae in the processor. Didn't climb because it got stuck on algae.</text:p>
          </table:table-cell>
        </table:table-row>
        <table:table-row>
          <table:table-cell table:number-columns-repeated="4"/>
          <table:table-cell table:style-name="ce1" office:value-type="string">
            <text:p>Very fast processor cycles. Very reliable deap climb.</text:p>
          </table:table-cell>
        </table:table-row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Had trouble scoring higher than l1</text:p>
          </table:table-cell>
        </table:table-row>
        <table:table-row>
          <table:table-cell table:number-columns-repeated="4"/>
          <table:table-cell table:style-name="ce1" office:value-type="string">
            <text:p>Fast cycles times. Can score on all levels. Reliable deap climb.</text:p>
          </table:table-cell>
        </table:table-row>
        <table:table-row>
          <table:table-cell table:number-columns-repeated="4"/>
          <table:table-cell table:style-name="ce1" office:value-type="string">
            <text:p>Slow cycles. Unreliable coral mechanism.</text:p>
          </table:table-cell>
        </table:table-row>
        <table:table-row>
          <table:table-cell table:number-columns-repeated="4"/>
          <table:table-cell table:style-name="ce1" office:value-type="string">
            <text:p>Fast drive train. Slow elevator. Good coral mechanism.</text:p>
          </table:table-cell>
        </table:table-row>
        <table:table-row>
          <table:table-cell table:number-columns-repeated="4"/>
          <table:table-cell table:style-name="ce1" office:value-type="string">
            <text:p>Got coral rp with 7913 barely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Great 3rd alliance teammate if never chosen as a algae bot</text:p>
          </table:table-cell>
        </table:table-row>
        <table:table-row>
          <table:table-cell table:number-columns-repeated="4"/>
          <table:table-cell table:style-name="ce1" office:value-type="string">
            <text:p>Great at l2 and l3 super valuable alliance teamate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low coral cycles. Reliable coral mechanism.</text:p>
          </table:table-cell>
        </table:table-row>
        <table:table-row>
          <table:table-cell table:number-columns-repeated="4"/>
          <table:table-cell table:style-name="ce1" office:value-type="string">
            <text:p>Slow cycles. Reliable coral mechanism. Easy to defend.</text:p>
          </table:table-cell>
        </table:table-row>
        <table:table-row>
          <table:table-cell table:number-columns-repeated="4"/>
          <table:table-cell table:style-name="ce1" office:value-type="string">
            <text:p>Didn't try for coral after the start of teleop. Ok processor mechanism.</text:p>
          </table:table-cell>
        </table:table-row>
        <table:table-row>
          <table:table-cell table:number-columns-repeated="4"/>
          <table:table-cell table:style-name="ce1" office:value-type="string">
            <text:p>Slow coral cycles. Reliable coral mechanism.</text:p>
          </table:table-cell>
        </table:table-row>
        <table:table-row>
          <table:table-cell table:number-columns-repeated="4"/>
          <table:table-cell table:style-name="ce1" office:value-type="string">
            <text:p>Very fast but cycles slow because of a bad coral mechanism. Didn't get to their deap climb.</text:p>
          </table:table-cell>
        </table:table-row>
        <table:table-row>
          <table:table-cell table:number-columns-repeated="4"/>
          <table:table-cell table:style-name="ce1" office:value-type="string">
            <text:p>Didn't attempt to score. Good deap climb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Fast l1 cycler. Reliable coral mechanism.</text:p>
          </table:table-cell>
        </table:table-row>
        <table:table-row>
          <table:table-cell table:number-columns-repeated="4"/>
          <table:table-cell table:style-name="ce1" office:value-type="string">
            <text:p>Ok defence.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Got the co-op rp by processing in opponents processor </text:p>
          </table:table-cell>
        </table:table-row>
        <table:table-row table:number-rows-repeated="6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Very fast l4 cycling. Fast climb.</text:p>
          </table:table-cell>
        </table:table-row>
        <table:table-row>
          <table:table-cell table:number-columns-repeated="4"/>
          <table:table-cell table:style-name="ce1" office:value-type="string">
            <text:p>Slow cycles. Backup l2 and l3 bot.</text:p>
          </table:table-cell>
        </table:table-row>
        <table:table-row>
          <table:table-cell table:number-columns-repeated="4"/>
          <table:table-cell table:style-name="ce1" office:value-type="string">
            <text:p>Only defense; not aggressive defense</text:p>
          </table:table-cell>
        </table:table-row>
        <table:table-row>
          <table:table-cell table:number-columns-repeated="4"/>
          <table:table-cell table:style-name="ce1" office:value-type="string">
            <text:p>Broke down 1/2 through match</text:p>
          </table:table-cell>
        </table:table-row>
        <table:table-row table:number-rows-repeated="4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low l4 cycle time. Unreliable coral mechanism.</text:p>
          </table:table-cell>
        </table:table-row>
        <table:table-row>
          <table:table-cell table:number-columns-repeated="4"/>
          <table:table-cell table:style-name="ce1" office:value-type="string">
            <text:p>Ok processor mechanism.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Bumped us and contributed very little </text:p>
          </table:table-cell>
        </table:table-row>
        <table:table-row>
          <table:table-cell table:number-columns-repeated="4"/>
          <table:table-cell table:style-name="ce1" office:value-type="string">
            <text:p>Fast elevator cycler. Reliable deap climb.</text:p>
          </table:table-cell>
        </table:table-row>
        <table:table-row>
          <table:table-cell table:number-columns-repeated="4"/>
          <table:table-cell table:style-name="ce1" office:value-type="string">
            <text:p>Slow l1 cycler.</text:p>
          </table:table-cell>
        </table:table-row>
        <table:table-row table:number-rows-repeated="3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Slitely slow l2 and l3 cycles. Working deap climb.</text:p>
          </table:table-cell>
        </table:table-row>
        <table:table-row>
          <table:table-cell table:number-columns-repeated="4"/>
          <table:table-cell table:style-name="ce1" office:value-type="string">
            <text:p>Slower processor cycler. Working deap climb.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Robot working less than 1st few matches</text:p>
          </table:table-cell>
        </table:table-row>
        <table:table-row>
          <table:table-cell table:number-columns-repeated="4"/>
          <table:table-cell table:style-name="ce1" office:value-type="string">
            <text:p>Could be a good l1 scorer for a third teamate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Ok l4 coral cycler.</text:p>
          </table:table-cell>
        </table:table-row>
        <table:table-row>
          <table:table-cell table:number-columns-repeated="4"/>
          <table:table-cell table:style-name="ce1" office:value-type="string">
            <text:p>Fast elevator cycler. Good deep climb.</text:p>
          </table:table-cell>
        </table:table-row>
        <table:table-row>
          <table:table-cell table:number-columns-repeated="4"/>
          <table:table-cell table:style-name="ce1" office:value-type="string">
            <text:p>Couldn't score. Had problems at the human loading station.</text:p>
          </table:table-cell>
        </table:table-row>
        <table:table-row>
          <table:table-cell table:number-columns-repeated="4"/>
          <table:table-cell table:style-name="ce1" office:value-type="string">
            <text:p>Fast elevator cycler. Reliable deap climb.</text:p>
          </table:table-cell>
        </table:table-row>
        <table:table-row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Bumper came off </text:p>
          </table:table-cell>
        </table:table-row>
      </table:table>
      <table:table table:name="'file:///C:/Users/Adam/Documents/src/ScoutingPASS/2025/MatchNotesByTeam.csv'#MatchNotesByTeam" table:print="false" table:style-name="ta_extref">
        <table:table-source xlink:type="simple" xlink:href="../MatchNotesByTeam.csv" table:table-name="MatchNotesByTeam" table:mode="copy-results-only"/>
        <table:table-column/>
        <table:table-row>
          <table:table-cell table:style-name="ce1" office:value-type="string">
            <text:p>Name</text:p>
          </table:table-cell>
        </table:table-row>
        <table:table-row>
          <table:table-cell table:style-name="ce1" office:value-type="float" office:value="157">
            <text:p>157</text:p>
          </table:table-cell>
        </table:table-row>
        <table:table-row>
          <table:table-cell table:style-name="ce1" office:value-type="float" office:value="348">
            <text:p>348</text:p>
          </table:table-cell>
        </table:table-row>
        <table:table-row>
          <table:table-cell table:style-name="ce1" office:value-type="float" office:value="7913">
            <text:p>7913</text:p>
          </table:table-cell>
        </table:table-row>
        <table:table-row>
          <table:table-cell table:style-name="ce1" office:value-type="float" office:value="811">
            <text:p>811</text:p>
          </table:table-cell>
        </table:table-row>
        <table:table-row>
          <table:table-cell table:style-name="ce1" office:value-type="float" office:value="9096">
            <text:p>9096</text:p>
          </table:table-cell>
        </table:table-row>
        <table:table-row>
          <table:table-cell table:style-name="ce1" office:value-type="float" office:value="5494">
            <text:p>5494</text:p>
          </table:table-cell>
        </table:table-row>
        <table:table-row>
          <table:table-cell table:style-name="ce1" office:value-type="float" office:value="4311">
            <text:p>4311</text:p>
          </table:table-cell>
        </table:table-row>
        <table:table-row>
          <table:table-cell table:style-name="ce1" office:value-type="float" office:value="1512">
            <text:p>1512</text:p>
          </table:table-cell>
        </table:table-row>
        <table:table-row>
          <table:table-cell table:style-name="ce1" office:value-type="float" office:value="10108">
            <text:p>10108</text:p>
          </table:table-cell>
        </table:table-row>
        <table:table-row>
          <table:table-cell table:style-name="ce1" office:value-type="float" office:value="6691">
            <text:p>6691</text:p>
          </table:table-cell>
        </table:table-row>
        <table:table-row>
          <table:table-cell table:style-name="ce1" office:value-type="float" office:value="2262">
            <text:p>2262</text:p>
          </table:table-cell>
        </table:table-row>
        <table:table-row>
          <table:table-cell table:style-name="ce1" office:value-type="float" office:value="6933">
            <text:p>6933</text:p>
          </table:table-cell>
        </table:table-row>
        <table:table-row>
          <table:table-cell table:style-name="ce1" office:value-type="float" office:value="10138">
            <text:p>10138</text:p>
          </table:table-cell>
        </table:table-row>
        <table:table-row>
          <table:table-cell table:style-name="ce1" office:value-type="float" office:value="839">
            <text:p>839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3323">
            <text:p>3323</text:p>
          </table:table-cell>
        </table:table-row>
        <table:table-row>
          <table:table-cell table:style-name="ce1" office:value-type="float" office:value="4572">
            <text:p>4572</text:p>
          </table:table-cell>
        </table:table-row>
        <table:table-row>
          <table:table-cell table:style-name="ce1" office:value-type="float" office:value="8421">
            <text:p>8421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69">
            <text:p>69</text:p>
          </table:table-cell>
        </table:table-row>
        <table:table-row>
          <table:table-cell table:style-name="ce1" office:value-type="float" office:value="2523">
            <text:p>2523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string">
            <text:p>Barge</text:p>
          </table:table-cell>
        </table:table-row>
        <table:table-row>
          <table:table-cell table:style-name="ce1" office:value-type="string">
            <text:p>7 Deep
2 Parked</text:p>
          </table:table-cell>
        </table:table-row>
        <table:table-row>
          <table:table-cell table:style-name="ce1" office:value-type="string">
            <text:p>5 None
2 Parked</text:p>
          </table:table-cell>
        </table:table-row>
        <table:table-row>
          <table:table-cell table:style-name="ce1" office:value-type="string">
            <text:p>2 None
4 Parked</text:p>
          </table:table-cell>
        </table:table-row>
        <table:table-row>
          <table:table-cell table:style-name="ce1" office:value-type="string">
            <text:p>4 Parked
3 None</text:p>
          </table:table-cell>
        </table:table-row>
        <table:table-row>
          <table:table-cell table:style-name="ce1" office:value-type="string">
            <text:p>5 Parked
3 None</text:p>
          </table:table-cell>
        </table:table-row>
        <table:table-row>
          <table:table-cell table:style-name="ce1" office:value-type="string">
            <text:p>4 Parked
2 Deep</text:p>
          </table:table-cell>
        </table:table-row>
        <table:table-row>
          <table:table-cell table:style-name="ce1" office:value-type="string">
            <text:p>7 Deep
1 Parked</text:p>
          </table:table-cell>
        </table:table-row>
        <table:table-row>
          <table:table-cell table:style-name="ce1" office:value-type="string">
            <text:p>3 Deep
2 Parked</text:p>
          </table:table-cell>
        </table:table-row>
        <table:table-row>
          <table:table-cell table:style-name="ce1" office:value-type="string">
            <text:p>5 Parked
2 None
1 Deep</text:p>
          </table:table-cell>
        </table:table-row>
        <table:table-row>
          <table:table-cell table:style-name="ce1" office:value-type="string">
            <text:p>4 Parked
3 None</text:p>
          </table:table-cell>
        </table:table-row>
        <table:table-row>
          <table:table-cell table:style-name="ce1" office:value-type="string">
            <text:p>3 Parked
4 None</text:p>
          </table:table-cell>
        </table:table-row>
        <table:table-row>
          <table:table-cell table:style-name="ce1" office:value-type="string">
            <text:p>4 Parked
2 None</text:p>
          </table:table-cell>
        </table:table-row>
        <table:table-row>
          <table:table-cell table:style-name="ce1" office:value-type="string">
            <text:p>6 None
3 Parked</text:p>
          </table:table-cell>
        </table:table-row>
        <table:table-row>
          <table:table-cell table:style-name="ce1" office:value-type="string">
            <text:p>5 Deep</text:p>
          </table:table-cell>
        </table:table-row>
        <table:table-row>
          <table:table-cell table:style-name="ce1" office:value-type="string">
            <text:p>4 Deep
2 Parked
1 None</text:p>
          </table:table-cell>
        </table:table-row>
        <table:table-row>
          <table:table-cell table:style-name="ce1" office:value-type="string">
            <text:p>2 Parked
3 None</text:p>
          </table:table-cell>
        </table:table-row>
        <table:table-row>
          <table:table-cell table:style-name="ce1" office:value-type="string">
            <text:p>7 Deep
1 Parked</text:p>
          </table:table-cell>
        </table:table-row>
        <table:table-row>
          <table:table-cell table:style-name="ce1" office:value-type="string">
            <text:p>3 None
3 Parked</text:p>
          </table:table-cell>
        </table:table-row>
        <table:table-row>
          <table:table-cell table:style-name="ce1" office:value-type="string">
            <text:p>2 None
5 Parked</text:p>
          </table:table-cell>
        </table:table-row>
        <table:table-row>
          <table:table-cell table:style-name="ce1" office:value-type="string">
            <text:p>1 Parked
7 Deep</text:p>
          </table:table-cell>
        </table:table-row>
        <table:table-row>
          <table:table-cell table:style-name="ce1" office:value-type="string">
            <text:p>5 Deep</text:p>
          </table:table-cell>
        </table:table-row>
        <table:table-row>
          <table:table-cell table:style-name="ce1" office:value-type="string">
            <text:p>3 Parked
2 None
1 Deep</text:p>
          </table:table-cell>
        </table:table-row>
        <table:table-row>
          <table:table-cell table:style-name="ce1" office:value-type="string">
            <text:p>5 Deep
3 Parked</text:p>
          </table:table-cell>
        </table:table-row>
        <table:table-row>
          <table:table-cell table:style-name="ce1" office:value-type="string">
            <text:p>1 None
6 Parked</text:p>
          </table:table-cell>
        </table:table-row>
        <table:table-row>
          <table:table-cell table:style-name="ce1" office:value-type="string">
            <text:p>5 Deep
1 None
1 Parked</text:p>
          </table:table-cell>
        </table:table-row>
        <table:table-row>
          <table:table-cell table:style-name="ce1" office:value-type="string">
            <text:p>3 Parked
5 Deep
1 None</text:p>
          </table:table-cell>
        </table:table-row>
        <table:table-row>
          <table:table-cell table:style-name="ce1" office:value-type="string">
            <text:p>1 Deep
5 Parked
3 None</text:p>
          </table:table-cell>
        </table:table-row>
        <table:table-row>
          <table:table-cell table:style-name="ce1" office:value-type="string">
            <text:p>8 Parked
1 Not Attempted</text:p>
          </table:table-cell>
        </table:table-row>
        <table:table-row>
          <table:table-cell table:style-name="ce1" office:value-type="string">
            <text:p>7 Parked
2 Deep</text:p>
          </table:table-cell>
        </table:table-row>
        <table:table-row>
          <table:table-cell table:style-name="ce1" office:value-type="string">
            <text:p>3 Parked
2 Deep
1 None</text:p>
          </table:table-cell>
        </table:table-row>
        <table:table-row>
          <table:table-cell table:style-name="ce1" office:value-type="string">
            <text:p>3 None
5 Parked</text:p>
          </table:table-cell>
        </table:table-row>
        <table:table-row>
          <table:table-cell table:style-name="ce1" office:value-type="string">
            <text:p>4 Deep
2 Parked
2 None</text:p>
          </table:table-cell>
        </table:table-row>
        <table:table-row>
          <table:table-cell table:style-name="ce1" office:value-type="string">
            <text:p>AutonStart</text:p>
          </table:table-cell>
        </table:table-row>
        <table:table-row>
          <table:table-cell table:style-name="ce1" office:value-type="string">
            <text:p>7 M
2 L</text:p>
          </table:table-cell>
        </table:table-row>
        <table:table-row>
          <table:table-cell table:style-name="ce1" office:value-type="string">
            <text:p>2 L
5 M</text:p>
          </table:table-cell>
        </table:table-row>
        <table:table-row>
          <table:table-cell table:style-name="ce1" office:value-type="string">
            <text:p>4 L
2 M</text:p>
          </table:table-cell>
        </table:table-row>
        <table:table-row>
          <table:table-cell table:style-name="ce1" office:value-type="string">
            <text:p>4 R
1 M
2 L</text:p>
          </table:table-cell>
        </table:table-row>
        <table:table-row>
          <table:table-cell table:style-name="ce1" office:value-type="string">
            <text:p>2 R
2 M
4 L</text:p>
          </table:table-cell>
        </table:table-row>
        <table:table-row>
          <table:table-cell table:style-name="ce1" office:value-type="string">
            <text:p>4 M
1 L</text:p>
          </table:table-cell>
        </table:table-row>
        <table:table-row>
          <table:table-cell table:style-name="ce1" office:value-type="string">
            <text:p>7 M
1 R</text:p>
          </table:table-cell>
        </table:table-row>
        <table:table-row>
          <table:table-cell table:style-name="ce1" office:value-type="string">
            <text:p>2 M
2 R
1 L</text:p>
          </table:table-cell>
        </table:table-row>
        <table:table-row>
          <table:table-cell table:style-name="ce1" office:value-type="string">
            <text:p>3 L
4 M</text:p>
          </table:table-cell>
        </table:table-row>
        <table:table-row>
          <table:table-cell table:style-name="ce1" office:value-type="string">
            <text:p>3 R
2 L
2 M</text:p>
          </table:table-cell>
        </table:table-row>
        <table:table-row>
          <table:table-cell table:style-name="ce1" office:value-type="string">
            <text:p>5 L
2 R</text:p>
          </table:table-cell>
        </table:table-row>
        <table:table-row>
          <table:table-cell table:style-name="ce1" office:value-type="string">
            <text:p>3 R
3 L</text:p>
          </table:table-cell>
        </table:table-row>
        <table:table-row>
          <table:table-cell table:style-name="ce1" office:value-type="string">
            <text:p>7 M
1 L</text:p>
          </table:table-cell>
        </table:table-row>
        <table:table-row>
          <table:table-cell table:style-name="ce1" office:value-type="string">
            <text:p>3 R
3 L</text:p>
          </table:table-cell>
        </table:table-row>
        <table:table-row>
          <table:table-cell table:style-name="ce1" office:value-type="string">
            <text:p>7 L</text:p>
          </table:table-cell>
        </table:table-row>
        <table:table-row>
          <table:table-cell table:style-name="ce1" office:value-type="string">
            <text:p>1 M
4 L</text:p>
          </table:table-cell>
        </table:table-row>
        <table:table-row>
          <table:table-cell table:style-name="ce1" office:value-type="string">
            <text:p>7 R
1 M</text:p>
          </table:table-cell>
        </table:table-row>
        <table:table-row>
          <table:table-cell table:style-name="ce1" office:value-type="string">
            <text:p>2 L
4 R</text:p>
          </table:table-cell>
        </table:table-row>
        <table:table-row>
          <table:table-cell table:style-name="ce1" office:value-type="string">
            <text:p>4 R
3 M
1 L</text:p>
          </table:table-cell>
        </table:table-row>
        <table:table-row>
          <table:table-cell table:style-name="ce1" office:value-type="string">
            <text:p>1 M
4 R
3 L</text:p>
          </table:table-cell>
        </table:table-row>
        <table:table-row>
          <table:table-cell table:style-name="ce1" office:value-type="string">
            <text:p>4 L
1 R</text:p>
          </table:table-cell>
        </table:table-row>
        <table:table-row>
          <table:table-cell table:style-name="ce1" office:value-type="string">
            <text:p>2 R
4 L</text:p>
          </table:table-cell>
        </table:table-row>
        <table:table-row>
          <table:table-cell table:style-name="ce1" office:value-type="string">
            <text:p>6 R
2 L</text:p>
          </table:table-cell>
        </table:table-row>
        <table:table-row>
          <table:table-cell table:style-name="ce1" office:value-type="string">
            <text:p>3 M
3 L
1 R</text:p>
          </table:table-cell>
        </table:table-row>
        <table:table-row>
          <table:table-cell table:style-name="ce1" office:value-type="string">
            <text:p>4 R
4 L</text:p>
          </table:table-cell>
        </table:table-row>
        <table:table-row>
          <table:table-cell table:style-name="ce1" office:value-type="string">
            <text:p>4 M
2 R
3 L</text:p>
          </table:table-cell>
        </table:table-row>
        <table:table-row>
          <table:table-cell table:style-name="ce1" office:value-type="string">
            <text:p>2 L
7 M</text:p>
          </table:table-cell>
        </table:table-row>
        <table:table-row>
          <table:table-cell table:style-name="ce1" office:value-type="string">
            <text:p>6 M
2 R
1 L</text:p>
          </table:table-cell>
        </table:table-row>
        <table:table-row>
          <table:table-cell table:style-name="ce1" office:value-type="string">
            <text:p>3 L
6 R</text:p>
          </table:table-cell>
        </table:table-row>
        <table:table-row>
          <table:table-cell table:style-name="ce1" office:value-type="string">
            <text:p>2 R
3 M
1 L</text:p>
          </table:table-cell>
        </table:table-row>
        <table:table-row>
          <table:table-cell table:style-name="ce1" office:value-type="string">
            <text:p>6 M
2 L</text:p>
          </table:table-cell>
        </table:table-row>
        <table:table-row>
          <table:table-cell table:style-name="ce1" office:value-type="string">
            <text:p>2 L
7 R</text:p>
          </table:table-cell>
        </table:table-row>
        <table:table-row>
          <table:table-cell table:style-name="ce1" office:value-type="string">
            <text:p>comments</text:p>
          </table:table-cell>
        </table:table-row>
        <table:table-row>
          <table:table-cell table:style-name="ce1" office:value-type="string">
            <text:p>1: Jerky driving, poor human loading intake
11: Tried to score coral in auto but missed, tried really hard with processor but also failed
28: Could score in the barge quickly
45: Ok l4 coral cycler.</text:p>
          </table:table-cell>
        </table:table-row>
        <table:table-row>
          <table:table-cell table:style-name="ce1" office:value-type="string">
            <text:p>1: I started watching late bc of technical difficulties, played defense but poorly
7: Didn't move
13: Slow - medium cycle times
18: Good backup option of l2 and l3
25: Robot malfunction </text:p>
          </table:table-cell>
        </table:table-row>
        <table:table-row>
          <table:table-cell table:style-name="ce1" office:value-type="string">
            <text:p>1: Had trouble getting coral into the rbot
9: Spinning in place inneffective
15: Slow cycles
21: Stuck in one spot for entire match</text:p>
          </table:table-cell>
        </table:table-row>
        <table:table-row>
          <table:table-cell table:style-name="ce1" office:value-type="string">
            <text:p>1: Mid elevator bot
6: Very slow, missed almost all attempts, could in hoery score on L4 or L3 but failed
40: Slow l4 cycle time. Unreliable coral mechanism.</text:p>
          </table:table-cell>
        </table:table-row>
        <table:table-row>
          <table:table-cell table:style-name="ce1" office:value-type="string">
            <text:p>1: Slower cycle times, took time to line up coral to score
8: Froze right after auto and did not reactivate
12: Scored 4 L3, 3 L2, 1 L1 by accident
21: Nothing excitingly good or bad
27: Slow cycles times
32: Fast drive train. Slow elevator. Good coral mechanism.
43: Slow coral cycler. Malfuncted half way through.</text:p>
          </table:table-cell>
        </table:table-row>
        <table:table-row>
          <table:table-cell table:style-name="ce1" office:value-type="string">
            <text:p>1: Medium speed cycle times, not super fast 
7: Took time to score single coral
11: Went to play defense
17: Mostly scored on L4
27: Almost climbed, dropped last second, used 30 seconds though
42: Slitely slow l2 and l3 cycles. Working deap climb.</text:p>
          </table:table-cell>
        </table:table-row>
        <table:table-row>
          <table:table-cell table:style-name="ce1" office:value-type="string">
            <text:p>2: Got stuck on the algae for almost the whole match
6: Can score l1 coral 
12: Good processor robot
19: Fast cycles at the processers
30: Very fast processor cycles. Very reliable deap climb.
33: Great 3rd alliance teammate if never chosen as a algae bot</text:p>
          </table:table-cell>
        </table:table-row>
        <table:table-row>
          <table:table-cell table:style-name="ce1" office:value-type="string">
            <text:p>2: Pretty good but pretty slow, barely off the ground with the climb
11: Trouble with human loading
33: Didn't attempt to score. Good deap climb</text:p>
          </table:table-cell>
        </table:table-row>
        <table:table-row>
          <table:table-cell table:style-name="ce1" office:value-type="string">
            <text:p>2: budget bot l1 scorer
6: Slow but effective 
14: Pretty single minded low level scoring bot
39: Only defense; not aggressive defense</text:p>
          </table:table-cell>
        </table:table-row>
        <table:table-row>
          <table:table-cell table:style-name="ce1" office:value-type="string">
            <text:p>2: Slow cycle time
16: Difficulties with loading coral
20: Pretty inconsistent accuracy 
24: Fell over at the top of the match and wasn't able to show it's skills
35: Slow cycles. Reliable coral mechanism. Easy to defend.
46: Couldn't score. Had problems at the human loading station.</text:p>
          </table:table-cell>
        </table:table-row>
        <table:table-row>
          <table:table-cell table:style-name="ce1" office:value-type="string">
            <text:p>2: Okay at l4</text:p>
          </table:table-cell>
        </table:table-row>
        <table:table-row>
          <table:table-cell table:style-name="ce1" office:value-type="string">
            <text:p>7: None 
24: Fast bot, unreliable coral mechanism</text:p>
          </table:table-cell>
        </table:table-row>
        <table:table-row>
          <table:table-cell table:style-name="ce1" office:value-type="string">
            <text:p>3: Only did defense and were annoying but not too impressive for a defense bot
12: budget bot
18: Slow cycles tank drive 
36: Ok defence.
41: Slow l1 cycler.
45: Could be a good l1 scorer for a third teamate</text:p>
          </table:table-cell>
        </table:table-row>
        <table:table-row>
          <table:table-cell table:style-name="ce1" office:value-type="string">
            <text:p>3: Pretty good for l2 and l3
14: Good l2 and l3
31: Fast cycles times. Can score on all levels. Reliable deap climb.</text:p>
          </table:table-cell>
        </table:table-row>
        <table:table-row>
          <table:table-cell table:style-name="ce1" office:value-type="string">
            <text:p>7: Fast cycle times
16: Pretty good but were reckless with scoring which costhem points, can climb but was stuck on algae 
26: Fast cycles on l4 and effective at scoring in the barge 
36: Got the co-op rp by processing in opponents processor 
39: Very fast l4 cycling. Fast climb.</text:p>
          </table:table-cell>
        </table:table-row>
        <table:table-row>
          <table:table-cell table:style-name="ce1" office:value-type="string">
            <text:p>3: Was being defended the hole time and barely slowed down, 100% accuracy with coral scoring attempts
7: Dropped some coral while placing and picking up from human player
18: Effective at l2 and l3 but not as effective as Rosie
32: Got coral rp with 7913 barely</text:p>
          </table:table-cell>
        </table:table-row>
        <table:table-row>
          <table:table-cell table:style-name="ce1" office:value-type="string">
            <text:p>3: Deep climb may not have counted, on algae 
15: Can score l2 and l3 effectively
41: Bumped us and contributed very little 
44: Robot working less than 1st few matches</text:p>
          </table:table-cell>
        </table:table-row>
        <table:table-row>
          <table:table-cell table:style-name="ce1" office:value-type="string">
            <text:p>3: Medium to fast cycle times
6: Processor, something happened to coral mechanism
16: Didn't park because robot got hung up on algae</text:p>
          </table:table-cell>
        </table:table-row>
        <table:table-row>
          <table:table-cell table:style-name="ce1" office:value-type="string">
            <text:p>4: Attempts score in auto but dropped before it got to the reef, pretty low accuracy
13: budget bot
17: Best of the budget bots
25: Ok cycle time. Very good for budget bot
36: Fast l1 cycler. Reliable coral mechanism.
46: Bumper came off </text:p>
          </table:table-cell>
        </table:table-row>
        <table:table-row>
          <table:table-cell table:style-name="ce1" office:value-type="string">
            <text:p>4: Good 2 and 3 scoring
7: Good coral elevator
19: Placed lots of coral on L2-L4, very fast
28: Fast cycles, filled up l4 by themselves 
33: Great at l2 and l3 super valuable alliance teamate
43: Ok l4 coral scorer. Ok processor scorer. Fast deap climb.
46: Fast elevator cycler. Reliable deap climb.</text:p>
          </table:table-cell>
        </table:table-row>
        <table:table-row>
          <table:table-cell table:style-name="ce1" office:value-type="string">
            <text:p>16: Fast cycles </text:p>
          </table:table-cell>
        </table:table-row>
        <table:table-row>
          <table:table-cell table:style-name="ce1" office:value-type="string">
            <text:p>4: Fast and controlled 
8: Code malfunction. Did not compete
17: Did 5&lt; on each lvl by themselves and attempted 3 barge but 2 failed
22: Insane match. Really fast and scored very quickly 
30: Very fast cycles. Able to score algae in the processor. Didn't climb because it got stuck on algae.</text:p>
          </table:table-cell>
        </table:table-row>
        <table:table-row>
          <table:table-cell table:style-name="ce1" office:value-type="string">
            <text:p>15: Fast deep climb 
18: Slow cycles 
23: Fast
27: Faster cycle times but inconsistent coral mechanism
33: Very fast but cycles slow because of a bad coral mechanism. Didn't get to their deap climb.
45: Fast elevator cycler. Good deep climb.</text:p>
          </table:table-cell>
        </table:table-row>
        <table:table-row>
          <table:table-cell table:style-name="ce1" office:value-type="string">
            <text:p>4: Slow cycles maybe robot malfunction 
12: Takes quite a while I aim and wasn't even fully accurate 
20: Slow cycles</text:p>
          </table:table-cell>
        </table:table-row>
        <table:table-row>
          <table:table-cell table:style-name="ce1" office:value-type="string">
            <text:p>5: Great match
18: We did good :D
24: Crazy good team </text:p>
          </table:table-cell>
        </table:table-row>
        <table:table-row>
          <table:table-cell table:style-name="ce1" office:value-type="string">
            <text:p>5: Pretty slow but very good with algae
24: I think something went wrong part way through 
42: Slower processor cycler. Working deap climb.</text:p>
          </table:table-cell>
        </table:table-row>
        <table:table-row>
          <table:table-cell table:style-name="ce1" office:value-type="string">
            <text:p>8: Placed 4-5 coral on level3. Dropped a couple more in the process.  
13: Attempted coral in auto but failed, almost climbed but fell off
25: Very slow cycles. Ok on l4
31: Had trouble scoring higher than l1
39: Broke down 1/2 through match</text:p>
          </table:table-cell>
        </table:table-row>
        <table:table-row>
          <table:table-cell table:style-name="ce1" office:value-type="string">
            <text:p>15: Difficulties w/ picking up algae 
22: Spent whole match trying to pick up one ball
34: Didn't try for coral after the start of teleop. Ok processor mechanism.
40: Ok processor mechanism.
44: Ok at defence. No attempt to score.</text:p>
          </table:table-cell>
        </table:table-row>
        <table:table-row>
          <table:table-cell table:style-name="ce1" office:value-type="string">
            <text:p>12: Good l2 and l3
20: Places coral all levels quickly; dropped a few while placing
26: Good at l2 and l3. Ok cycle time
41: Fast elevator cycler. Reliable deap climb.</text:p>
          </table:table-cell>
        </table:table-row>
        <table:table-row>
          <table:table-cell table:style-name="ce1" office:value-type="string">
            <text:p>5: Tippy when barge scoring 
14: Decided not to score directly to barge
17: Something went wrong with scoring mechanism and they went to play defense 
23: Slow cycles but reliable scoring mechanism 
32: Slow cycles. Unreliable coral mechanism.
35: Slow coral cycles. Reliable coral mechanism.</text:p>
          </table:table-cell>
        </table:table-row>
        <table:table-row>
          <table:table-cell table:style-name="ce1" office:value-type="string">
            <text:p>6: Very slow, semi accurate but not super
12: Slow tank drive
23: 4 L3 scored
29: Good filler backup bot for l2 and l3 scoring. Slower cycles
34: Slow coral cycles. Reliable coral mechanism.
39: Slow cycles. Backup l2 and l3 bot.</text:p>
          </table:table-cell>
        </table:table-row>
        <table:table-row>
          <table:table-cell table:style-name="ce1" office:value-type="string">
            <text:p>10: Tried so hard but successfully scored almost none
17: Can't tell if they climbed or not
29: Fast cycles. Very good at scoring l4
44: Fast l4 coral cycler. Really lose to deap climb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9:37:40.74786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9T12:32:21.869835800</meta:creation-date>
    <dc:date>2025-03-31T20:28:36.988464700</dc:date>
    <meta:editing-duration>P1DT11H52M47S</meta:editing-duration>
    <meta:editing-cycles>23</meta:editing-cycles>
    <meta:generator>LibreOffice/25.2.1.2$Windows_X86_64 LibreOffice_project/d3abf4aee5fd705e4a92bba33a32f40bc4e56f49</meta:generator>
    <meta:document-statistic meta:table-count="1" meta:cell-count="568" meta:object-count="0"/>
  </office:meta>
</office:document-meta>
</file>